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7000000B01EC7B087ACFE38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035e" officeooo:paragraph-rsid="0002035e"/>
    </style:style>
    <style:style style:name="P2" style:family="paragraph" style:parent-style-name="Standard">
      <style:text-properties officeooo:rsid="0002d105" officeooo:paragraph-rsid="0002d105"/>
    </style:style>
    <style:style style:name="P3" style:family="paragraph" style:parent-style-name="Standard">
      <style:text-properties officeooo:rsid="0004a083" officeooo:paragraph-rsid="0002d105"/>
    </style:style>
    <style:style style:name="P4" style:family="paragraph" style:parent-style-name="Standard">
      <style:text-properties officeooo:rsid="0004a083" officeooo:paragraph-rsid="0004a083"/>
    </style:style>
    <style:style style:name="P5" style:family="paragraph" style:parent-style-name="Standard">
      <style:text-properties style:text-underline-style="none" officeooo:rsid="00053dc0" officeooo:paragraph-rsid="00053dc0"/>
    </style:style>
    <style:style style:name="P6" style:family="paragraph" style:parent-style-name="Standard">
      <style:text-properties style:text-underline-style="none" officeooo:rsid="0005b574" officeooo:paragraph-rsid="0005b574"/>
    </style:style>
    <style:style style:name="P7" style:family="paragraph" style:parent-style-name="Standard">
      <style:text-properties style:text-underline-style="none" officeooo:rsid="0007f705" officeooo:paragraph-rsid="0007f705"/>
    </style:style>
    <style:style style:name="P8" style:family="paragraph" style:parent-style-name="Standard">
      <style:text-properties style:text-underline-style="none" officeooo:rsid="00087271" officeooo:paragraph-rsid="00087271"/>
    </style:style>
    <style:style style:name="P9" style:family="paragraph" style:parent-style-name="Standard">
      <style:text-properties style:text-underline-style="none" officeooo:rsid="0008d362" officeooo:paragraph-rsid="0008d362"/>
    </style:style>
    <style:style style:name="P10" style:family="paragraph" style:parent-style-name="Standard">
      <style:text-properties style:text-underline-style="none" officeooo:rsid="000de0ad" officeooo:paragraph-rsid="000de0ad"/>
    </style:style>
    <style:style style:name="P11" style:family="paragraph" style:parent-style-name="Standard">
      <style:text-properties style:text-underline-style="none" fo:font-weight="normal" officeooo:rsid="0015e282" officeooo:paragraph-rsid="001964f0" style:font-weight-asian="normal" style:font-weight-complex="normal"/>
    </style:style>
    <style:style style:name="P12" style:family="paragraph" style:parent-style-name="Standard">
      <style:text-properties style:text-underline-style="none" fo:font-weight="normal" officeooo:rsid="0015e282" officeooo:paragraph-rsid="0015e282" style:font-weight-asian="normal" style:font-weight-complex="normal"/>
    </style:style>
    <style:style style:name="P13" style:family="paragraph" style:parent-style-name="Standard">
      <style:text-properties style:text-underline-style="none" fo:font-weight="normal" officeooo:rsid="001eaadb" officeooo:paragraph-rsid="001eaadb" style:font-weight-asian="normal" style:font-weight-complex="normal"/>
    </style:style>
    <style:style style:name="P14" style:family="paragraph" style:parent-style-name="Standard">
      <style:text-properties style:text-underline-style="none" fo:font-weight="normal" officeooo:rsid="00208c86" officeooo:paragraph-rsid="00208c86" style:font-weight-asian="normal" style:font-weight-complex="normal"/>
    </style:style>
    <style:style style:name="P15" style:family="paragraph" style:parent-style-name="Standard">
      <style:text-properties style:text-underline-style="none" fo:font-weight="normal" officeooo:rsid="001200d6" officeooo:paragraph-rsid="00103f15" style:font-weight-asian="normal" style:font-weight-complex="normal"/>
    </style:style>
    <style:style style:name="P16" style:family="paragraph" style:parent-style-name="Standard">
      <style:text-properties style:text-underline-style="none" fo:font-weight="normal" officeooo:rsid="00177601" officeooo:paragraph-rsid="00177601" style:font-weight-asian="normal" style:font-weight-complex="normal"/>
    </style:style>
    <style:style style:name="P17" style:family="paragraph" style:parent-style-name="Standard">
      <style:text-properties style:text-underline-style="none" fo:font-weight="normal" officeooo:rsid="001cb177" officeooo:paragraph-rsid="001964f0"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103f15" officeooo:paragraph-rsid="00103f15"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5e282" officeooo:paragraph-rsid="0015e282"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177601" officeooo:paragraph-rsid="00177601"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964f0" officeooo:paragraph-rsid="001964f0"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eaadb" officeooo:paragraph-rsid="001eaadb" style:font-weight-asian="bold" style:font-weight-complex="bold"/>
    </style:style>
    <style:style style:name="P23" style:family="paragraph" style:parent-style-name="Standard">
      <style:text-properties fo:color="#000000" style:font-name="Consolas" fo:font-size="9.5pt" fo:background-color="#ffffff" style:font-size-asian="9.5pt"/>
    </style:style>
    <style:style style:name="P24" style:family="paragraph" style:parent-style-name="Standard">
      <style:text-properties fo:color="#000000" style:font-name="Consolas" fo:font-size="9.5pt" officeooo:rsid="00419ac5" officeooo:paragraph-rsid="003823c5" fo:background-color="#ffffff" style:font-size-asian="9.5pt"/>
    </style:style>
    <style:style style:name="P25" style:family="paragraph" style:parent-style-name="Standard">
      <style:text-properties fo:color="#000000" style:font-name="Consolas" fo:font-size="9.5pt" style:text-underline-style="none" fo:font-weight="normal" officeooo:rsid="0015e282" officeooo:paragraph-rsid="001964f0" fo:background-color="#ffffff" style:font-size-asian="9.5pt" style:font-weight-asian="normal" style:font-weight-complex="normal"/>
    </style:style>
    <style:style style:name="P26" style:family="paragraph" style:parent-style-name="Standard">
      <style:text-properties fo:color="#000000" style:font-name="Consolas" fo:font-size="9.5pt" style:text-underline-style="none" fo:font-weight="normal" officeooo:rsid="0015e282" officeooo:paragraph-rsid="0015e282" fo:background-color="#ffffff" style:font-size-asian="9.5pt" style:font-weight-asian="normal" style:font-weight-complex="normal"/>
    </style:style>
    <style:style style:name="P27" style:family="paragraph" style:parent-style-name="Standard">
      <style:text-properties fo:color="#000000" style:font-name="Consolas" fo:font-size="9.5pt" style:text-underline-style="none" fo:font-weight="normal" officeooo:rsid="001eaadb" officeooo:paragraph-rsid="001eaadb" fo:background-color="#ffffff" style:font-size-asian="9.5pt" style:font-weight-asian="normal" style:font-weight-complex="normal"/>
    </style:style>
    <style:style style:name="P28" style:family="paragraph" style:parent-style-name="Standard">
      <style:text-properties fo:color="#000000" style:font-name="Consolas" fo:font-size="9.5pt" style:text-underline-style="none" fo:font-weight="normal" officeooo:rsid="00208c86" officeooo:paragraph-rsid="00208c86" fo:background-color="#ffffff" style:font-size-asian="9.5pt" style:font-weight-asian="normal" style:font-weight-complex="normal"/>
    </style:style>
    <style:style style:name="P29" style:family="paragraph" style:parent-style-name="Standard">
      <style:text-properties fo:color="#000000" style:font-name="Consolas" fo:font-size="9.5pt" style:text-underline-style="none" fo:font-weight="normal" officeooo:rsid="00230786" officeooo:paragraph-rsid="00230786" fo:background-color="#ffffff" style:font-size-asian="9.5pt" style:font-weight-asian="normal" style:font-size-complex="12pt" style:font-weight-complex="normal"/>
    </style:style>
    <style:style style:name="P30" style:family="paragraph" style:parent-style-name="Standard">
      <style:text-properties fo:color="#000000" style:font-name="Consolas" fo:font-size="9.5pt" style:text-underline-style="none" fo:font-weight="normal" officeooo:rsid="002af026" officeooo:paragraph-rsid="002af026" fo:background-color="#ffffff" style:font-size-asian="9.5pt" style:font-weight-asian="normal" style:font-size-complex="12pt" style:font-weight-complex="normal"/>
    </style:style>
    <style:style style:name="P31" style:family="paragraph" style:parent-style-name="Standard">
      <style:text-properties fo:color="#000000" style:font-name="Consolas" fo:font-size="9.5pt" fo:font-weight="normal" officeooo:rsid="006c0739" officeooo:paragraph-rsid="006c0739" fo:background-color="#ffffff" style:font-size-asian="9.5pt" style:font-weight-asian="normal" style:font-size-complex="12pt" style:font-weight-complex="normal"/>
    </style:style>
    <style:style style:name="P32" style:family="paragraph" style:parent-style-name="Standard">
      <style:text-properties fo:color="#000000" style:font-name="Consolas" fo:font-size="9.5pt" fo:font-weight="normal" officeooo:rsid="0076b172" officeooo:paragraph-rsid="0076b172" fo:background-color="#ffffff" style:font-size-asian="9.5pt" style:font-weight-asian="normal" style:font-size-complex="12pt" style:font-weight-complex="normal"/>
    </style:style>
    <style:style style:name="P33" style:family="paragraph" style:parent-style-name="Standard">
      <style:text-properties fo:color="#000000" style:font-name="Consolas" fo:font-size="9.5pt" fo:font-style="normal" fo:font-weight="normal" officeooo:rsid="0076b172" officeooo:paragraph-rsid="0076b172" fo:background-color="#ffffff" style:font-size-asian="9.5pt" style:font-style-asian="normal" style:font-weight-asian="normal" style:font-size-complex="12pt" style:font-style-complex="normal" style:font-weight-complex="normal"/>
    </style:style>
    <style:style style:name="P34" style:family="paragraph" style:parent-style-name="Standard">
      <style:text-properties fo:color="#000000" style:font-name="Times New Roman" fo:font-size="12pt" style:text-underline-style="none" fo:font-weight="normal" officeooo:rsid="00230786" officeooo:paragraph-rsid="00230786" fo:background-color="#ffffff" style:font-size-asian="12pt" style:font-weight-asian="normal" style:font-size-complex="12pt" style:font-weight-complex="normal"/>
    </style:style>
    <style:style style:name="P35" style:family="paragraph" style:parent-style-name="Standard">
      <style:text-properties fo:color="#000000" style:font-name="Times New Roman" fo:font-size="12pt" style:text-underline-style="none" fo:font-weight="normal" officeooo:rsid="002af026" officeooo:paragraph-rsid="002af026" fo:background-color="#ffffff" style:font-size-asian="12pt" style:font-weight-asian="normal" style:font-size-complex="12pt" style:font-weight-complex="normal"/>
    </style:style>
    <style:style style:name="P36" style:family="paragraph" style:parent-style-name="Standard">
      <style:text-properties fo:color="#000000" style:font-name="Times New Roman" fo:font-size="12pt" style:text-underline-style="none" fo:font-weight="normal" officeooo:rsid="00299870" officeooo:paragraph-rsid="00299870" fo:background-color="#ffffff" style:font-size-asian="12pt" style:font-weight-asian="normal" style:font-size-complex="12pt" style:font-weight-complex="normal"/>
    </style:style>
    <style:style style:name="P37" style:family="paragraph" style:parent-style-name="Standard">
      <style:text-properties fo:color="#000000" style:font-name="Times New Roman" fo:font-size="12pt" style:text-underline-style="none" fo:font-weight="normal" officeooo:rsid="00279b63" officeooo:paragraph-rsid="00279b63" fo:background-color="#ffffff" style:font-size-asian="12pt" style:font-weight-asian="normal" style:font-size-complex="12pt" style:font-weight-complex="normal"/>
    </style:style>
    <style:style style:name="P38" style:family="paragraph" style:parent-style-name="Standard">
      <style:text-properties fo:color="#000000" style:font-name="Times New Roman" fo:font-size="12pt" style:text-underline-style="none" fo:font-weight="normal" officeooo:rsid="00239763" officeooo:paragraph-rsid="00239763" fo:background-color="#ffffff" style:font-size-asian="12pt" style:font-weight-asian="normal" style:font-size-complex="12pt" style:font-weight-complex="normal"/>
    </style:style>
    <style:style style:name="P39" style:family="paragraph" style:parent-style-name="Standard">
      <style:text-properties fo:color="#000000" style:font-name="Times New Roman" fo:font-size="12pt" style:text-underline-style="none" fo:font-weight="normal" officeooo:rsid="00310579" officeooo:paragraph-rsid="0030401c" fo:background-color="#ffffff" style:font-size-asian="12pt" style:font-weight-asian="normal" style:font-size-complex="12pt" style:font-weight-complex="normal"/>
    </style:style>
    <style:style style:name="P40" style:family="paragraph" style:parent-style-name="Standard">
      <style:text-properties fo:color="#000000" style:font-name="Times New Roman" fo:font-size="12pt" style:text-underline-style="none" fo:font-weight="normal" officeooo:rsid="0033c25d" officeooo:paragraph-rsid="00327abb" fo:background-color="#ffffff" style:font-size-asian="12pt" style:font-weight-asian="normal" style:font-size-complex="12pt" style:font-weight-complex="normal"/>
    </style:style>
    <style:style style:name="P41" style:family="paragraph" style:parent-style-name="Standard">
      <style:text-properties fo:color="#000000" style:font-name="Times New Roman" fo:font-size="12pt" style:text-underline-style="solid" style:text-underline-width="auto" style:text-underline-color="font-color" fo:font-weight="bold" officeooo:rsid="00230786" officeooo:paragraph-rsid="00230786" fo:background-color="#ffffff" style:font-size-asian="12pt" style:font-weight-asian="bold" style:font-size-complex="12pt" style:font-weight-complex="bold"/>
    </style:style>
    <style:style style:name="P42" style:family="paragraph" style:parent-style-name="Standard">
      <style:text-properties fo:color="#000000" style:font-name="Times New Roman" fo:font-size="12pt" style:text-underline-style="solid" style:text-underline-width="auto" style:text-underline-color="font-color" fo:font-weight="bold" officeooo:rsid="00250b84" officeooo:paragraph-rsid="00250b84" fo:background-color="#ffffff" style:font-size-asian="12pt" style:font-weight-asian="bold" style:font-size-complex="12pt" style:font-weight-complex="bold"/>
    </style:style>
    <style:style style:name="P43" style:family="paragraph" style:parent-style-name="Standard">
      <style:text-properties fo:color="#000000" style:font-name="Times New Roman" fo:font-size="12pt" style:text-underline-style="solid" style:text-underline-width="auto" style:text-underline-color="font-color" fo:font-weight="bold" officeooo:rsid="002af026" officeooo:paragraph-rsid="002af026" fo:background-color="#ffffff" style:font-size-asian="12pt" style:font-weight-asian="bold" style:font-size-complex="12pt" style:font-weight-complex="bold"/>
    </style:style>
    <style:style style:name="P44" style:family="paragraph" style:parent-style-name="Standard">
      <style:text-properties fo:color="#000000" style:font-name="Times New Roman" fo:font-size="12pt" style:text-underline-style="solid" style:text-underline-width="auto" style:text-underline-color="font-color" fo:font-weight="bold" officeooo:rsid="00327abb" officeooo:paragraph-rsid="00327abb" fo:background-color="#ffffff" style:font-size-asian="12pt" style:font-weight-asian="bold" style:font-size-complex="12pt" style:font-weight-complex="bold"/>
    </style:style>
    <style:style style:name="P45" style:family="paragraph" style:parent-style-name="Standard">
      <style:text-properties fo:color="#000000" style:font-name="Times New Roman" fo:font-size="12pt" officeooo:rsid="0046a9cd" officeooo:paragraph-rsid="003823c5" fo:background-color="#ffffff" style:font-size-asian="12pt" style:font-size-complex="12pt"/>
    </style:style>
    <style:style style:name="P46" style:family="paragraph" style:parent-style-name="Standard">
      <style:text-properties fo:color="#000000" style:font-name="Times New Roman" fo:font-size="12pt" officeooo:rsid="004846a2" officeooo:paragraph-rsid="004813d6" fo:background-color="#ffffff" style:font-size-asian="12pt" style:font-size-complex="12pt"/>
    </style:style>
    <style:style style:name="P47" style:family="paragraph" style:parent-style-name="Standard">
      <style:text-properties fo:color="#000000" style:font-name="Times New Roman" fo:font-size="12pt" fo:font-weight="normal" officeooo:rsid="004846a2" officeooo:paragraph-rsid="004846a2" fo:background-color="#ffffff" style:font-size-asian="12pt" style:font-weight-asian="normal" style:font-size-complex="12pt" style:font-weight-complex="normal"/>
    </style:style>
    <style:style style:name="P48" style:family="paragraph" style:parent-style-name="Standard">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49" style:family="paragraph" style:parent-style-name="Standard">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50" style:family="paragraph" style:parent-style-name="Standard">
      <style:text-properties fo:color="#000000" style:font-name="Times New Roman" fo:font-size="12pt" fo:font-weight="normal" officeooo:rsid="005263b2" officeooo:paragraph-rsid="005263b2" fo:background-color="#ffffff" style:font-size-asian="12pt" style:font-weight-asian="normal" style:font-size-complex="12pt" style:font-weight-complex="normal"/>
    </style:style>
    <style:style style:name="P51" style:family="paragraph" style:parent-style-name="Standard">
      <style:text-properties fo:color="#000000" style:font-name="Times New Roman" fo:font-size="12pt" fo:font-weight="normal" officeooo:rsid="00577070" officeooo:paragraph-rsid="00577070" fo:background-color="#ffffff" style:font-size-asian="12pt" style:font-weight-asian="normal" style:font-size-complex="12pt" style:font-weight-complex="normal"/>
    </style:style>
    <style:style style:name="P52" style:family="paragraph" style:parent-style-name="Standard">
      <style:text-properties fo:color="#000000" style:font-name="Times New Roman" fo:font-size="12pt" fo:font-weight="normal" officeooo:rsid="00579086" officeooo:paragraph-rsid="00579086" fo:background-color="#ffffff" style:font-size-asian="12pt" style:font-weight-asian="normal" style:font-size-complex="12pt" style:font-weight-complex="normal"/>
    </style:style>
    <style:style style:name="P53" style:family="paragraph" style:parent-style-name="Standard">
      <style:text-properties fo:color="#000000" style:font-name="Times New Roman" fo:font-size="12pt" fo:font-weight="normal" officeooo:rsid="0058567e" officeooo:paragraph-rsid="0058567e" fo:background-color="#ffffff" style:font-size-asian="12pt" style:font-weight-asian="normal" style:font-size-complex="12pt" style:font-weight-complex="normal"/>
    </style:style>
    <style:style style:name="P54" style:family="paragraph" style:parent-style-name="Standard">
      <style:text-properties fo:color="#000000" style:font-name="Times New Roman" fo:font-size="12pt" fo:font-weight="normal" officeooo:rsid="005bba6b" officeooo:paragraph-rsid="005bba6b" fo:background-color="#ffffff" style:font-size-asian="12pt" style:font-weight-asian="normal" style:font-size-complex="12pt" style:font-weight-complex="normal"/>
    </style:style>
    <style:style style:name="P55" style:family="paragraph" style:parent-style-name="Standard">
      <style:text-properties fo:color="#000000" style:font-name="Times New Roman" fo:font-size="12pt" fo:font-weight="normal" officeooo:rsid="005c7834" officeooo:paragraph-rsid="005c7834" fo:background-color="#ffffff" style:font-size-asian="12pt" style:font-weight-asian="normal" style:font-size-complex="12pt" style:font-weight-complex="normal"/>
    </style:style>
    <style:style style:name="P56" style:family="paragraph" style:parent-style-name="Standard">
      <style:text-properties fo:color="#000000" style:font-name="Times New Roman" fo:font-size="12pt" fo:font-weight="normal" officeooo:rsid="005de734" officeooo:paragraph-rsid="005de734" fo:background-color="#ffffff" style:font-size-asian="12pt" style:font-weight-asian="normal" style:font-size-complex="12pt" style:font-weight-complex="normal"/>
    </style:style>
    <style:style style:name="P57" style:family="paragraph" style:parent-style-name="Standard">
      <style:text-properties fo:color="#000000" style:font-name="Times New Roman" fo:font-size="12pt" fo:font-weight="normal" officeooo:rsid="005fa4f1" officeooo:paragraph-rsid="005fa4f1" fo:background-color="#ffffff" style:font-size-asian="12pt" style:font-weight-asian="normal" style:font-size-complex="12pt" style:font-weight-complex="normal"/>
    </style:style>
    <style:style style:name="P58" style:family="paragraph" style:parent-style-name="Standard">
      <style:text-properties fo:color="#000000" style:font-name="Times New Roman" fo:font-size="12pt" fo:font-weight="normal" officeooo:rsid="00626ed9" officeooo:paragraph-rsid="00626ed9" fo:background-color="#ffffff" style:font-size-asian="12pt" style:font-weight-asian="normal" style:font-size-complex="12pt" style:font-weight-complex="normal"/>
    </style:style>
    <style:style style:name="P59" style:family="paragraph" style:parent-style-name="Standard">
      <style:text-properties fo:color="#000000" style:font-name="Times New Roman" fo:font-size="12pt" fo:font-weight="normal" officeooo:rsid="00636669" officeooo:paragraph-rsid="00636669" fo:background-color="#ffffff" style:font-size-asian="12pt" style:font-weight-asian="normal" style:font-size-complex="12pt" style:font-weight-complex="normal"/>
    </style:style>
    <style:style style:name="P60" style:family="paragraph" style:parent-style-name="Standard">
      <style:text-properties fo:color="#000000" style:font-name="Times New Roman" fo:font-size="12pt" fo:font-weight="normal" officeooo:rsid="0067f52a" officeooo:paragraph-rsid="0067f52a" fo:background-color="#ffffff" style:font-size-asian="12pt" style:font-weight-asian="normal" style:font-size-complex="12pt" style:font-weight-complex="normal"/>
    </style:style>
    <style:style style:name="P61" style:family="paragraph" style:parent-style-name="Standard">
      <style:text-properties fo:color="#000000" style:font-name="Times New Roman" fo:font-size="12pt" fo:font-weight="normal" officeooo:rsid="00686dd4" officeooo:paragraph-rsid="00686dd4" fo:background-color="#ffffff" style:font-size-asian="12pt" style:font-weight-asian="normal" style:font-size-complex="12pt" style:font-weight-complex="normal"/>
    </style:style>
    <style:style style:name="P62" style:family="paragraph" style:parent-style-name="Standard">
      <style:text-properties fo:color="#000000" style:font-name="Times New Roman" fo:font-size="12pt" fo:font-weight="normal" officeooo:rsid="006a90ed" officeooo:paragraph-rsid="006a90ed" fo:background-color="#ffffff" style:font-size-asian="12pt" style:font-weight-asian="normal" style:font-size-complex="12pt" style:font-weight-complex="normal"/>
    </style:style>
    <style:style style:name="P63" style:family="paragraph" style:parent-style-name="Standard">
      <style:text-properties fo:color="#000000" style:font-name="Times New Roman" fo:font-size="12pt" fo:font-weight="normal" officeooo:rsid="006c0739" officeooo:paragraph-rsid="006c0739" fo:background-color="#ffffff" style:font-size-asian="12pt" style:font-weight-asian="normal" style:font-size-complex="12pt" style:font-weight-complex="normal"/>
    </style:style>
    <style:style style:name="P64" style:family="paragraph" style:parent-style-name="Standard">
      <style:text-properties fo:color="#000000" style:font-name="Times New Roman" fo:font-size="12pt" fo:font-weight="normal" officeooo:rsid="00746321" officeooo:paragraph-rsid="00746321" fo:background-color="#ffffff" style:font-size-asian="12pt" style:font-weight-asian="normal" style:font-size-complex="12pt" style:font-weight-complex="normal"/>
    </style:style>
    <style:style style:name="P65" style:family="paragraph" style:parent-style-name="Standard">
      <style:text-properties fo:color="#000000" style:font-name="Times New Roman" fo:font-size="12pt" fo:font-weight="normal" officeooo:rsid="00746321" officeooo:paragraph-rsid="0079f75e" fo:background-color="#ffffff" style:font-size-asian="12pt" style:font-weight-asian="normal" style:font-size-complex="12pt" style:font-weight-complex="normal"/>
    </style:style>
    <style:style style:name="P66" style:family="paragraph" style:parent-style-name="Standard">
      <style:text-properties fo:color="#000000" style:font-name="Times New Roman" fo:font-size="12pt" fo:font-weight="normal" officeooo:rsid="0075c482" officeooo:paragraph-rsid="0075c482" fo:background-color="#ffffff" style:font-size-asian="12pt" style:font-weight-asian="normal" style:font-size-complex="12pt" style:font-weight-complex="normal"/>
    </style:style>
    <style:style style:name="P67" style:family="paragraph" style:parent-style-name="Standard">
      <style:text-properties fo:color="#000000" style:font-name="Times New Roman" fo:font-size="12pt" fo:font-weight="normal" officeooo:rsid="0076b172" officeooo:paragraph-rsid="0076b172" fo:background-color="#ffffff" style:font-size-asian="12pt" style:font-weight-asian="normal" style:font-size-complex="12pt" style:font-weight-complex="normal"/>
    </style:style>
    <style:style style:name="P68" style:family="paragraph" style:parent-style-name="Standard">
      <style:text-properties fo:color="#000000" style:font-name="Times New Roman" fo:font-size="12pt" fo:font-weight="normal" officeooo:rsid="007ccbe0" officeooo:paragraph-rsid="007ccbe0" fo:background-color="#ffffff" style:font-size-asian="12pt" style:font-weight-asian="normal" style:font-size-complex="12pt" style:font-weight-complex="normal"/>
    </style:style>
    <style:style style:name="P69" style:family="paragraph" style:parent-style-name="Standard">
      <style:text-properties fo:color="#000000" style:font-name="Times New Roman" fo:font-size="12pt" fo:font-weight="normal" officeooo:rsid="0067eabd" officeooo:paragraph-rsid="0067eabd" fo:background-color="#ffffff" style:font-size-asian="10.5pt" style:font-weight-asian="normal" style:font-size-complex="12pt" style:font-weight-complex="normal"/>
    </style:style>
    <style:style style:name="P70" style:family="paragraph" style:parent-style-name="Standard">
      <style:text-properties fo:color="#000000" style:font-name="Times New Roman" fo:font-size="12pt" fo:font-weight="bold" officeooo:rsid="00538953" officeooo:paragraph-rsid="00538953" fo:background-color="#ffffff" style:font-size-asian="12pt" style:font-weight-asian="bold" style:font-size-complex="12pt" style:font-weight-complex="bold"/>
    </style:style>
    <style:style style:name="P71" style:family="paragraph" style:parent-style-name="Standard">
      <style:text-properties fo:color="#000000" style:font-name="Times New Roman" fo:font-size="12pt" fo:font-weight="bold" officeooo:rsid="00579086" officeooo:paragraph-rsid="00579086" fo:background-color="#ffffff" style:font-size-asian="12pt" style:font-weight-asian="bold" style:font-size-complex="12pt" style:font-weight-complex="bold"/>
    </style:style>
    <style:style style:name="P72" style:family="paragraph" style:parent-style-name="Standard">
      <style:text-properties fo:color="#000000" style:font-name="Times New Roman" fo:font-size="12pt" fo:font-style="normal" fo:font-weight="normal" officeooo:rsid="00764c7f" officeooo:paragraph-rsid="0075c482" fo:background-color="#ffffff" style:font-size-asian="12pt" style:font-style-asian="normal" style:font-weight-asian="normal" style:font-size-complex="12pt" style:font-style-complex="normal" style:font-weight-complex="normal"/>
    </style:style>
    <style:style style:name="P73" style:family="paragraph" style:parent-style-name="Standard">
      <style:text-properties fo:color="#000000" style:font-name="Times New Roman" fo:font-size="12pt" fo:font-style="normal" fo:font-weight="normal" officeooo:rsid="0076b172" officeooo:paragraph-rsid="0076b172" fo:background-color="#ffffff" style:font-size-asian="12pt" style:font-style-asian="normal" style:font-weight-asian="normal" style:font-size-complex="12pt" style:font-style-complex="normal" style:font-weight-complex="normal"/>
    </style:style>
    <style:style style:name="P74" style:family="paragraph" style:parent-style-name="Standard">
      <style:text-properties fo:color="#000000" style:font-name="Times New Roman" fo:font-size="14pt" style:text-underline-style="solid" style:text-underline-width="auto" style:text-underline-color="font-color" fo:font-weight="bold" officeooo:rsid="00230786" officeooo:paragraph-rsid="00230786" fo:background-color="#ffffff" style:font-size-asian="14pt" style:font-weight-asian="bold" style:font-size-complex="14pt" style:font-weight-complex="bold"/>
    </style:style>
    <style:style style:name="P75" style:family="paragraph" style:parent-style-name="Standard">
      <style:text-properties fo:color="#000000" style:font-name="Times New Roman" fo:font-size="16pt" fo:font-weight="bold" officeooo:rsid="00636669" officeooo:paragraph-rsid="00636669" fo:background-color="#ffffff" style:font-size-asian="16pt" style:font-weight-asian="bold" style:font-size-complex="16pt" style:font-weight-complex="bold"/>
    </style:style>
    <style:style style:name="P76" style:family="paragraph" style:parent-style-name="Standard">
      <style:text-properties fo:color="#000000" style:font-name="Times New Roman" fo:font-size="16pt" fo:font-weight="bold" officeooo:rsid="00746321" officeooo:paragraph-rsid="00746321" fo:background-color="#ffffff" style:font-size-asian="16pt" style:font-weight-asian="bold" style:font-size-complex="16pt" style:font-weight-complex="bold"/>
    </style:style>
    <style:style style:name="P77" style:family="paragraph" style:parent-style-name="Standard">
      <style:text-properties fo:color="#000000" style:font-name="Times New Roman" fo:font-size="16pt" fo:font-weight="bold" officeooo:rsid="00746321" officeooo:paragraph-rsid="0079f75e" fo:background-color="#ffffff" style:font-size-asian="16pt" style:font-weight-asian="bold" style:font-size-complex="16pt" style:font-weight-complex="bold"/>
    </style:style>
    <style:style style:name="P78" style:family="paragraph" style:parent-style-name="Standard">
      <style:text-properties officeooo:paragraph-rsid="001ab4f5"/>
    </style:style>
    <style:style style:name="P79" style:family="paragraph" style:parent-style-name="Standard">
      <style:text-properties fo:color="#008000" style:font-name="Consolas" fo:font-size="9.5pt" style:text-underline-style="none" fo:font-weight="normal" officeooo:rsid="0015e282" officeooo:paragraph-rsid="001964f0" fo:background-color="#ffffff" style:font-size-asian="9.5pt" style:font-weight-asian="normal" style:font-weight-complex="normal"/>
    </style:style>
    <style:style style:name="P80" style:family="paragraph" style:parent-style-name="Standard">
      <style:text-properties style:font-name="Times New Roman" fo:font-size="12pt" officeooo:rsid="004489c0" officeooo:paragraph-rsid="003823c5" style:font-size-asian="12pt" style:font-size-complex="12pt"/>
    </style:style>
    <style:style style:name="P81" style:family="paragraph" style:parent-style-name="Standard">
      <style:text-properties style:font-name="Times New Roman" fo:font-size="12pt" officeooo:rsid="004813d6" officeooo:paragraph-rsid="004813d6" style:font-size-asian="12pt" style:font-size-complex="12pt"/>
    </style:style>
    <style:style style:name="P82" style:family="paragraph" style:parent-style-name="Standard">
      <style:text-properties style:font-name="Times New Roman" fo:font-size="12pt" officeooo:rsid="004846a2" officeooo:paragraph-rsid="004846a2" style:font-size-asian="12pt" style:font-size-complex="12pt"/>
    </style:style>
    <style:style style:name="P83" style:family="paragraph" style:parent-style-name="Standard">
      <style:text-properties style:font-name="Times New Roman" fo:font-size="16pt" fo:font-weight="bold" officeooo:rsid="004489c0" officeooo:paragraph-rsid="004489c0" style:font-size-asian="16pt" style:font-weight-asian="bold" style:font-size-complex="16pt" style:font-weight-complex="bold"/>
    </style:style>
    <style:style style:name="P84" style:family="paragraph" style:parent-style-name="Standard" style:list-style-name="L1">
      <style:text-properties style:text-underline-style="none" officeooo:rsid="0007f705" officeooo:paragraph-rsid="0007f705"/>
    </style:style>
    <style:style style:name="P85" style:family="paragraph" style:parent-style-name="Standard" style:list-style-name="L1">
      <style:text-properties style:text-underline-style="none" officeooo:rsid="00087271" officeooo:paragraph-rsid="00087271"/>
    </style:style>
    <style:style style:name="P86" style:family="paragraph" style:parent-style-name="Standard" style:list-style-name="L2">
      <style:text-properties style:text-underline-style="none" officeooo:rsid="0008d362" officeooo:paragraph-rsid="0008d362"/>
    </style:style>
    <style:style style:name="P87" style:family="paragraph" style:parent-style-name="Standard" style:list-style-name="L2">
      <style:text-properties style:text-underline-style="none" officeooo:rsid="000a83f5" officeooo:paragraph-rsid="000a83f5"/>
    </style:style>
    <style:style style:name="P88" style:family="paragraph" style:parent-style-name="Standard" style:list-style-name="L2">
      <style:text-properties style:text-underline-style="none" officeooo:rsid="000d48af" officeooo:paragraph-rsid="000d48af"/>
    </style:style>
    <style:style style:name="P89" style:family="paragraph" style:parent-style-name="Standard" style:list-style-name="L2">
      <style:text-properties style:text-underline-style="none" officeooo:rsid="000de0ad" officeooo:paragraph-rsid="000de0ad"/>
    </style:style>
    <style:style style:name="P90" style:family="paragraph" style:parent-style-name="Standard" style:list-style-name="L3">
      <style:text-properties officeooo:paragraph-rsid="0037420a"/>
    </style:style>
    <style:style style:name="P91" style:family="paragraph" style:parent-style-name="Standard" style:list-style-name="L3">
      <style:text-properties officeooo:rsid="003823c5" officeooo:paragraph-rsid="003823c5"/>
    </style:style>
    <style:style style:name="P92" style:family="paragraph" style:parent-style-name="Standard" style:list-style-name="L4">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93" style:family="paragraph" style:parent-style-name="Standard" style:list-style-name="L4">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94" style:family="paragraph" style:parent-style-name="Standard" style:list-style-name="L5">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95" style:family="paragraph" style:parent-style-name="Standard">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96" style:family="paragraph" style:parent-style-name="Standard">
      <style:text-properties fo:color="#000000" style:font-name="Times New Roman" fo:font-size="12pt" fo:font-weight="normal" officeooo:rsid="0080eccf" officeooo:paragraph-rsid="0080eccf" fo:background-color="#ffffff" style:font-size-asian="12pt" style:font-weight-asian="normal" style:font-size-complex="12pt" style:font-weight-complex="normal"/>
    </style:style>
    <style:style style:name="P97" style:family="paragraph" style:parent-style-name="Standard">
      <style:text-properties fo:color="#000000" style:font-name="Times New Roman" fo:font-size="12pt" fo:font-weight="normal" officeooo:rsid="00828611" officeooo:paragraph-rsid="00828611" fo:background-color="#ffffff" style:font-size-asian="12pt" style:font-weight-asian="normal" style:font-size-complex="12pt" style:font-weight-complex="normal"/>
    </style:style>
    <style:style style:name="P98" style:family="paragraph" style:parent-style-name="Standard">
      <style:text-properties fo:color="#000000" style:font-name="Times New Roman" fo:font-size="12pt" fo:font-weight="normal" officeooo:rsid="008606fd" officeooo:paragraph-rsid="008606fd" fo:background-color="#ffffff" style:font-size-asian="10.5pt" style:font-weight-asian="normal" style:font-size-complex="12pt" style:font-weight-complex="normal"/>
    </style:style>
    <style:style style:name="P99" style:family="paragraph" style:parent-style-name="Standard">
      <style:text-properties fo:color="#000000" style:font-name="Times New Roman" fo:font-size="16pt" fo:font-weight="bold" officeooo:rsid="008606fd" officeooo:paragraph-rsid="008606fd" fo:background-color="#ffffff" style:font-size-asian="16pt" style:font-weight-asian="bold" style:font-size-complex="16pt" style:font-weight-complex="bold"/>
    </style:style>
    <style:style style:name="P100" style:family="paragraph" style:parent-style-name="Standard">
      <style:text-properties fo:color="#000000" style:font-name="Consolas" fo:font-size="9.5pt" style:font-size-asian="9.5pt" fo:background-color="#ffffff"/>
    </style:style>
    <style:style style:name="P101" style:family="paragraph">
      <style:paragraph-properties fo:text-align="center"/>
    </style:style>
    <style:style style:name="P102" style:family="paragraph">
      <loext:graphic-properties draw:fill="none" draw:fill-color="#ffffff"/>
    </style:style>
    <style:style style:name="T1" style:family="text">
      <style:text-properties officeooo:rsid="0004535b"/>
    </style:style>
    <style:style style:name="T2" style:family="text">
      <style:text-properties officeooo:rsid="0007b56d"/>
    </style:style>
    <style:style style:name="T3" style:family="text">
      <style:text-properties officeooo:rsid="00087271"/>
    </style:style>
    <style:style style:name="T4" style:family="text">
      <style:text-properties officeooo:rsid="000c45c5"/>
    </style:style>
    <style:style style:name="T5" style:family="text">
      <style:text-properties officeooo:rsid="000e8d8f"/>
    </style:style>
    <style:style style:name="T6" style:family="text">
      <style:text-properties fo:font-weight="bold" style:font-weight-asian="bold" style:font-weight-complex="bold"/>
    </style:style>
    <style:style style:name="T7" style:family="text">
      <style:text-properties fo:font-weight="bold" officeooo:rsid="0082c15d" style:font-weight-asian="bold" style:font-weight-complex="bold"/>
    </style:style>
    <style:style style:name="T8" style:family="text">
      <style:text-properties fo:font-weight="bold" officeooo:rsid="0088bf36"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200d6" style:font-weight-asian="normal" style:font-weight-complex="normal"/>
    </style:style>
    <style:style style:name="T12" style:family="text">
      <style:text-properties style:text-underline-style="none" fo:font-weight="normal" officeooo:rsid="0014f6ab" style:font-weight-asian="normal" style:font-weight-complex="normal"/>
    </style:style>
    <style:style style:name="T13" style:family="text">
      <style:text-properties style:text-underline-style="none" fo:font-weight="normal" officeooo:rsid="001ab4f5" style:font-weight-asian="normal" style:font-weight-complex="normal"/>
    </style:style>
    <style:style style:name="T14" style:family="text">
      <style:text-properties style:text-underline-style="none" fo:font-weight="normal" officeooo:rsid="001b37d2" style:font-weight-asian="normal" style:font-weight-complex="normal"/>
    </style:style>
    <style:style style:name="T15" style:family="text">
      <style:text-properties style:text-underline-style="none" fo:font-weight="normal" officeooo:rsid="001cb177" style:font-weight-asian="normal" style:font-weight-complex="normal"/>
    </style:style>
    <style:style style:name="T16" style:family="text">
      <style:text-properties style:text-underline-style="none" fo:font-weight="normal" officeooo:rsid="002577cf" style:font-weight-asian="normal" style:font-weight-complex="normal"/>
    </style:style>
    <style:style style:name="T17" style:family="text">
      <style:text-properties style:text-underline-style="none" fo:font-weight="normal" officeooo:rsid="00259473" style:font-weight-asian="normal" style:font-weight-complex="normal"/>
    </style:style>
    <style:style style:name="T18" style:family="text">
      <style:text-properties style:text-underline-style="none" fo:font-weight="normal" officeooo:rsid="0030401c" style:font-weight-asian="normal" style:font-weight-complex="normal"/>
    </style:style>
    <style:style style:name="T19" style:family="text">
      <style:text-properties style:text-underline-style="none" fo:font-weight="normal" officeooo:rsid="0033c25d" style:font-weight-asian="normal" style:font-weight-complex="normal"/>
    </style:style>
    <style:style style:name="T20" style:family="text">
      <style:text-properties style:text-underline-style="none" fo:font-weight="normal" officeooo:rsid="0039ea5a" style:font-weight-asian="normal" style:font-weight-complex="normal"/>
    </style:style>
    <style:style style:name="T21" style:family="text">
      <style:text-properties style:text-underline-style="none" officeooo:rsid="00310579"/>
    </style:style>
    <style:style style:name="T22" style:family="text">
      <style:text-properties fo:color="#000000" style:font-name="Consolas" fo:font-size="9.5pt" fo:background-color="#ffffff" loext:char-shading-value="0" style:font-size-asian="9.5pt"/>
    </style:style>
    <style:style style:name="T23" style:family="text">
      <style:text-properties fo:color="#000000" style:font-name="Consolas" fo:font-size="9.5pt" officeooo:rsid="0040e5e5" fo:background-color="#ffffff" loext:char-shading-value="0" style:font-size-asian="9.5pt"/>
    </style:style>
    <style:style style:name="T24" style:family="text">
      <style:text-properties fo:color="#000000" style:font-name="Consolas" fo:font-size="9.5pt" officeooo:rsid="00419ac5" fo:background-color="#ffffff" loext:char-shading-value="0" style:font-size-asian="9.5pt"/>
    </style:style>
    <style:style style:name="T25" style:family="text">
      <style:text-properties fo:color="#000000" style:font-name="Consolas" fo:font-size="9.5pt" fo:font-weight="bold" fo:background-color="#ffffff" loext:char-shading-value="0" style:font-size-asian="9.5pt" style:font-weight-asian="bold" style:font-weight-complex="bold"/>
    </style:style>
    <style:style style:name="T26" style:family="text">
      <style:text-properties fo:color="#000000" style:font-name="Consolas" fo:font-size="9.5pt" style:font-size-asian="9.5pt" fo:background-color="#ffffff"/>
    </style:style>
    <style:style style:name="T27" style:family="text">
      <style:text-properties fo:color="#000000" style:font-name="Times New Roman" fo:font-size="12pt" style:text-underline-style="none" fo:font-weight="normal" fo:background-color="#ffffff" loext:char-shading-value="0" style:font-size-asian="12pt" style:font-weight-asian="normal" style:font-size-complex="12pt" style:font-weight-complex="normal"/>
    </style:style>
    <style:style style:name="T28" style:family="text">
      <style:text-properties fo:color="#000000" style:font-name="Times New Roman" fo:font-size="12pt" style:text-underline-style="none" fo:font-weight="normal" officeooo:rsid="003823c5" fo:background-color="#ffffff" loext:char-shading-value="0" style:font-size-asian="12pt" style:font-weight-asian="normal" style:font-size-complex="12pt" style:font-weight-complex="normal"/>
    </style:style>
    <style:style style:name="T29" style:family="text">
      <style:text-properties fo:color="#000000" style:font-name="Times New Roman" fo:font-size="12pt" style:text-underline-style="none" fo:font-weight="normal" officeooo:rsid="003a599a" fo:background-color="#ffffff" loext:char-shading-value="0" style:font-size-asian="12pt" style:font-weight-asian="normal" style:font-size-complex="12pt" style:font-weight-complex="normal"/>
    </style:style>
    <style:style style:name="T30" style:family="text">
      <style:text-properties fo:color="#000000" style:font-name="Times New Roman" fo:font-size="12pt" style:text-underline-style="none" fo:font-weight="normal" officeooo:rsid="003a9aaf" fo:background-color="#ffffff" loext:char-shading-value="0" style:font-size-asian="12pt" style:font-weight-asian="normal" style:font-size-complex="12pt" style:font-weight-complex="normal"/>
    </style:style>
    <style:style style:name="T31" style:family="text">
      <style:text-properties fo:color="#000000" style:font-name="Times New Roman" fo:font-size="12pt" style:text-underline-style="none" fo:font-weight="normal" officeooo:rsid="003c6fe5" fo:background-color="#ffffff" loext:char-shading-value="0" style:font-size-asian="12pt" style:font-weight-asian="normal" style:font-size-complex="12pt" style:font-weight-complex="normal"/>
    </style:style>
    <style:style style:name="T32" style:family="text">
      <style:text-properties fo:color="#000000" style:font-name="Times New Roman" fo:font-size="12pt" style:text-underline-style="none" fo:font-weight="normal" officeooo:rsid="003dd067" fo:background-color="#ffffff" loext:char-shading-value="0" style:font-size-asian="12pt" style:font-weight-asian="normal" style:font-size-complex="12pt" style:font-weight-complex="normal"/>
    </style:style>
    <style:style style:name="T33" style:family="text">
      <style:text-properties fo:color="#000000" style:font-name="Times New Roman" fo:font-size="12pt" style:text-underline-style="none" fo:font-weight="normal" officeooo:rsid="003faef1" fo:background-color="#ffffff" loext:char-shading-value="0" style:font-size-asian="12pt" style:font-weight-asian="normal" style:font-size-complex="12pt" style:font-weight-complex="normal"/>
    </style:style>
    <style:style style:name="T34" style:family="text">
      <style:text-properties fo:color="#000000" style:font-name="Times New Roman" fo:font-size="12pt" style:text-underline-style="none" fo:font-weight="normal" officeooo:rsid="0040e5e5" fo:background-color="#ffffff" loext:char-shading-value="0" style:font-size-asian="12pt" style:font-weight-asian="normal" style:font-size-complex="12pt" style:font-weight-complex="normal"/>
    </style:style>
    <style:style style:name="T35" style:family="text">
      <style:text-properties fo:color="#000000" style:font-name="Times New Roman" fo:font-size="12pt" style:text-underline-style="none" fo:font-weight="normal" officeooo:rsid="00419ac5" fo:background-color="#ffffff" loext:char-shading-value="0" style:font-size-asian="12pt" style:font-weight-asian="normal" style:font-size-complex="12pt" style:font-weight-complex="normal"/>
    </style:style>
    <style:style style:name="T36" style:family="text">
      <style:text-properties fo:color="#000000" style:font-name="Times New Roman" fo:font-size="12pt" style:text-underline-style="none" fo:font-weight="bold" fo:background-color="#ffffff" loext:char-shading-value="0" style:font-size-asian="12pt" style:font-weight-asian="bold" style:font-size-complex="12pt" style:font-weight-complex="bold"/>
    </style:style>
    <style:style style:name="T37" style:family="text">
      <style:text-properties fo:color="#000000" style:font-name="Times New Roman" fo:font-size="12pt" style:text-underline-style="none" fo:font-weight="bold" officeooo:rsid="0033c25d" fo:background-color="#ffffff" loext:char-shading-value="0" style:font-size-asian="12pt" style:font-weight-asian="bold" style:font-size-complex="12pt" style:font-weight-complex="bold"/>
    </style:style>
    <style:style style:name="T38" style:family="text">
      <style:text-properties fo:color="#000000" style:font-name="Times New Roman" fo:font-size="12pt" style:text-underline-style="none" fo:font-weight="bold" officeooo:rsid="0037420a" fo:background-color="#ffffff" loext:char-shading-value="0" style:font-size-asian="12pt" style:font-weight-asian="bold" style:font-size-complex="12pt" style:font-weight-complex="bold"/>
    </style:style>
    <style:style style:name="T39" style:family="text">
      <style:text-properties fo:color="#000000" fo:background-color="#ffffff" loext:char-shading-value="0"/>
    </style:style>
    <style:style style:name="T40" style:family="text">
      <style:text-properties fo:color="#000000" officeooo:rsid="00419ac5" fo:background-color="#ffffff" loext:char-shading-value="0"/>
    </style:style>
    <style:style style:name="T41" style:family="text">
      <style:text-properties fo:color="#000000" officeooo:rsid="00464b4b" fo:background-color="#ffffff" loext:char-shading-value="0"/>
    </style:style>
    <style:style style:name="T42" style:family="text">
      <style:text-properties fo:color="#000000" officeooo:rsid="0046a9cd" fo:background-color="#ffffff" loext:char-shading-value="0"/>
    </style:style>
    <style:style style:name="T43" style:family="text">
      <style:text-properties fo:color="#000000" officeooo:rsid="004846a2" fo:background-color="#ffffff" loext:char-shading-value="0"/>
    </style:style>
    <style:style style:name="T44" style:family="text">
      <style:text-properties fo:color="#000000" officeooo:rsid="004b586f" fo:background-color="#ffffff" loext:char-shading-value="0"/>
    </style:style>
    <style:style style:name="T45" style:family="text">
      <style:text-properties fo:color="#000000" officeooo:rsid="004d5126" fo:background-color="#ffffff" loext:char-shading-value="0"/>
    </style:style>
    <style:style style:name="T46" style:family="text">
      <style:text-properties fo:color="#000000" fo:font-weight="bold" fo:background-color="#ffffff" loext:char-shading-value="0" style:font-weight-asian="bold" style:font-weight-complex="bold"/>
    </style:style>
    <style:style style:name="T47" style:family="text">
      <style:text-properties fo:color="#000000" fo:font-weight="bold" officeooo:rsid="004b586f" fo:background-color="#ffffff" loext:char-shading-value="0" style:font-weight-asian="bold" style:font-weight-complex="bold"/>
    </style:style>
    <style:style style:name="T48" style:family="text">
      <style:text-properties fo:color="#000000" fo:font-weight="normal" fo:background-color="#ffffff" loext:char-shading-value="0" style:font-weight-asian="normal" style:font-weight-complex="normal"/>
    </style:style>
    <style:style style:name="T49" style:family="text">
      <style:text-properties fo:color="#000000" fo:font-weight="normal" officeooo:rsid="004d5126" fo:background-color="#ffffff" loext:char-shading-value="0" style:font-weight-asian="normal" style:font-weight-complex="normal"/>
    </style:style>
    <style:style style:name="T50" style:family="text">
      <style:text-properties fo:color="#008000" style:font-name="Consolas" fo:font-size="9.5pt" fo:background-color="#ffffff" loext:char-shading-value="0" style:font-size-asian="9.5pt"/>
    </style:style>
    <style:style style:name="T51" style:family="text">
      <style:text-properties fo:color="#008000" style:font-name="Consolas" fo:font-size="9.5pt" style:text-underline-style="none" fo:font-weight="normal" officeooo:rsid="0015e282" fo:background-color="#ffffff" loext:char-shading-value="0" style:font-size-asian="9.5pt" style:font-weight-asian="normal" style:font-weight-complex="normal"/>
    </style:style>
    <style:style style:name="T52" style:family="text">
      <style:text-properties fo:color="#008000" style:font-name="Consolas" fo:font-size="9.5pt" style:text-underline-style="none" fo:font-weight="normal" officeooo:rsid="001ab4f5" fo:background-color="#ffffff" loext:char-shading-value="0" style:font-size-asian="9.5pt" style:font-weight-asian="normal" style:font-weight-complex="normal"/>
    </style:style>
    <style:style style:name="T53" style:family="text">
      <style:text-properties fo:color="#008000" style:font-name="Consolas" fo:font-size="9.5pt" style:font-size-asian="9.5pt" fo:background-color="#ffffff"/>
    </style:style>
    <style:style style:name="T54" style:family="text">
      <style:text-properties fo:color="#0000ff" style:font-name="Consolas" fo:font-size="9.5pt" fo:background-color="#ffffff" loext:char-shading-value="0" style:font-size-asian="9.5pt"/>
    </style:style>
    <style:style style:name="T55" style:family="text">
      <style:text-properties fo:color="#0000ff" style:font-name="Consolas" fo:font-size="9.5pt" style:text-underline-style="none" fo:font-weight="normal" officeooo:rsid="00208c86" style:font-size-asian="9.5pt" style:font-weight-asian="normal" style:font-weight-complex="normal"/>
    </style:style>
    <style:style style:name="T56" style:family="text">
      <style:text-properties fo:color="#0000ff" style:font-name="Consolas" fo:font-size="9.5pt" style:text-underline-style="none" fo:font-weight="normal" officeooo:rsid="0040e5e5" fo:background-color="#ffffff" loext:char-shading-value="0" style:font-size-asian="9.5pt" style:font-weight-asian="normal" style:font-size-complex="12pt" style:font-weight-complex="normal"/>
    </style:style>
    <style:style style:name="T57" style:family="text">
      <style:text-properties fo:color="#0000ff" style:font-name="Consolas" fo:font-size="9.5pt" style:font-size-asian="9.5pt" fo:background-color="#ffffff"/>
    </style:style>
    <style:style style:name="T58" style:family="text">
      <style:text-properties fo:color="#2b91af" style:font-name="Consolas" fo:font-size="9.5pt" fo:background-color="#ffffff" loext:char-shading-value="0" style:font-size-asian="9.5pt"/>
    </style:style>
    <style:style style:name="T59" style:family="text">
      <style:text-properties fo:color="#2b91af" style:font-name="Consolas" fo:font-size="9.5pt" fo:font-weight="bold" fo:background-color="#ffffff" loext:char-shading-value="0" style:font-size-asian="9.5pt" style:font-weight-asian="bold" style:font-weight-complex="bold"/>
    </style:style>
    <style:style style:name="T60" style:family="text">
      <style:text-properties fo:color="#2b91af" style:font-name="Consolas" fo:font-size="9.5pt" style:font-size-asian="9.5pt" fo:background-color="#ffffff"/>
    </style:style>
    <style:style style:name="T61" style:family="text">
      <style:text-properties fo:color="#400080" style:font-name="Consolas" fo:font-size="9.5pt" fo:background-color="#ffffff" loext:char-shading-value="0" style:font-size-asian="9.5pt"/>
    </style:style>
    <style:style style:name="T62" style:family="text">
      <style:text-properties officeooo:rsid="001cb177"/>
    </style:style>
    <style:style style:name="T63" style:family="text">
      <style:text-properties style:font-name="Consolas" fo:font-size="9.5pt" fo:background-color="#ffffff" loext:char-shading-value="0" style:font-size-asian="9.5pt"/>
    </style:style>
    <style:style style:name="T64" style:family="text">
      <style:text-properties style:font-name="Consolas" fo:font-size="9.5pt" fo:font-style="normal" fo:background-color="#ffffff" loext:char-shading-value="0" style:font-size-asian="9.5pt" style:font-style-asian="normal" style:font-style-complex="normal"/>
    </style:style>
    <style:style style:name="T65" style:family="text">
      <style:text-properties style:font-name="Consolas" fo:font-size="9.5pt" style:font-size-asian="9.5pt" fo:background-color="#ffffff"/>
    </style:style>
    <style:style style:name="T66" style:family="text">
      <style:text-properties officeooo:rsid="005a5555"/>
    </style:style>
    <style:style style:name="T67" style:family="text">
      <style:text-properties officeooo:rsid="005e32c6"/>
    </style:style>
    <style:style style:name="T68" style:family="text">
      <style:text-properties officeooo:rsid="005f7694"/>
    </style:style>
    <style:style style:name="T69" style:family="text">
      <style:text-properties officeooo:rsid="0060c8aa"/>
    </style:style>
    <style:style style:name="T70" style:family="text">
      <style:text-properties officeooo:rsid="0065369c"/>
    </style:style>
    <style:style style:name="T71" style:family="text">
      <style:text-properties officeooo:rsid="0067f52a"/>
    </style:style>
    <style:style style:name="T72" style:family="text">
      <style:text-properties fo:font-style="italic" style:text-underline-style="solid" style:text-underline-width="auto" style:text-underline-color="font-color" style:font-style-asian="italic" style:font-style-complex="italic"/>
    </style:style>
    <style:style style:name="T73" style:family="text">
      <style:text-properties fo:font-style="italic" style:text-underline-style="solid" style:text-underline-width="auto" style:text-underline-color="font-color" officeooo:rsid="006a90ed"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officeooo:rsid="0088bf36"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officeooo:rsid="006aad80"/>
    </style:style>
    <style:style style:name="T78" style:family="text">
      <style:text-properties officeooo:rsid="006f11c3"/>
    </style:style>
    <style:style style:name="T79" style:family="text">
      <style:text-properties officeooo:rsid="0075c482"/>
    </style:style>
    <style:style style:name="T80" style:family="text">
      <style:text-properties fo:font-style="normal" style:font-style-asian="normal" style:font-style-complex="normal"/>
    </style:style>
    <style:style style:name="T81" style:family="text">
      <style:text-properties fo:font-style="normal" officeooo:rsid="00764c7f" style:font-style-asian="normal" style:font-style-complex="normal"/>
    </style:style>
    <style:style style:name="T82" style:family="text">
      <style:text-properties fo:font-style="normal" officeooo:rsid="0076f83f" style:font-style-asian="normal" style:font-style-complex="normal"/>
    </style:style>
    <style:style style:name="T83" style:family="text">
      <style:text-properties fo:font-style="normal" officeooo:rsid="0088bf36"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officeooo:rsid="0079f75e"/>
    </style:style>
    <style:style style:name="T86" style:family="text">
      <style:text-properties officeooo:rsid="007b2e33"/>
    </style:style>
    <style:style style:name="T87" style:family="text">
      <style:text-properties officeooo:rsid="007e3e05"/>
    </style:style>
    <style:style style:name="T88" style:family="text">
      <style:text-properties officeooo:rsid="0083ba5d"/>
    </style:style>
    <style:style style:name="T89" style:family="text">
      <style:text-properties officeooo:rsid="0086c8d6"/>
    </style:style>
    <style:style style:name="T90" style:family="text">
      <style:text-properties officeooo:rsid="0088bf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847cm" fo:min-width="3.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94cm" fo:min-width="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2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espacio de nombres en su interior puede tener clases pero a su vez otros espacios de nombres y sirve para organizar la información (como por ejemplo la clase Button). <text:span text:style-name="T1">El using solo vale para referenciar namespaces nunca clases.</text:span></text:p>
      <text:p text:style-name="P1"/>
      <text:p text:style-name="P2">Cuando se accede a un recurso con el nombre completo (System.Int32) se llama nombre cualificado, suele usarse para resolver las ambigüedades entre ámbitos.</text:p>
      <text:p text:style-name="P2"/>
      <text:p text:style-name="P2">Los espacios de nombres también permiten usar un álias para más comodidad.</text:p>
      <text:p text:style-name="P2">Ej: using miClase = Damian.Nuevo2018.V2</text:p>
      <text:p text:style-name="P3"/>
      <text:p text:style-name="P4">Clases de objeto.</text:p>
      <text:p text:style-name="P4">La clase es un tipo que permite la definicion de objetos del mundo real o parte de ellos (solo las funciones que nos interesen).</text:p>
      <text:p text:style-name="P5">Definen su aspecto, estado y comportamiento. Toda clase tene otros familiares por encima (si no se le indica hereda de Object como mínimo).</text:p>
      <text:p text:style-name="P5"/>
      <text:p text:style-name="P5">Una clase es un tipo de dato por referencia.</text:p>
      <text:p text:style-name="P5"/>
      <text:p text:style-name="P6">Los miembros de una clase pueden ser otra clase, indizadores <text:span text:style-name="T2">es decir casi todo, menos un espacio de nombre.</text:span></text:p>
      <text:p text:style-name="P6"/>
      <text:p text:style-name="P7">Modificadores de ambito:</text:p>
      <text:list xml:id="list564249371" text:style-name="L1">
        <text:list-item>
          <text:p text:style-name="P84">Public: Visible en todos los sitios. <text:span text:style-name="T3">Una clase también es pública en su espacio de nombres.</text:span></text:p>
        </text:list-item>
        <text:list-item>
          <text:p text:style-name="P85">Internal: La clase es pública solo en el ensamblado al que pertenece.</text:p>
        </text:list-item>
      </text:list>
      <text:p text:style-name="P8"/>
      <text:p text:style-name="P9">Los miembros de una clase pueden tener otros modificadores de ámbito:</text:p>
      <text:list xml:id="list3163393221" text:style-name="L2">
        <text:list-item>
          <text:p text:style-name="P86"><text:span text:style-name="T6">Private:</text:span> El ambito más reducido. Si es privado solo es visible desde dentro de la clase.</text:p>
        </text:list-item>
        <text:list-item>
          <text:p text:style-name="P87"><text:span text:style-name="T6">Protected: </text:span><text:span text:style-name="T4">La visibilidad queda reducida a solo la clase y además a las clases que heredan de ella.</text:span></text:p>
        </text:list-item>
        <text:list-item>
          <text:p text:style-name="P88"><text:span text:style-name="T6">Internal:</text:span> Visible <text:span text:style-name="T3">solo en el ensamblado al que pertenece.</text:span></text:p>
        </text:list-item>
        <text:list-item>
          <text:p text:style-name="P89"><text:span text:style-name="T6">Protected internal</text:span>: combinación de los dos.</text:p>
        </text:list-item>
        <text:list-item>
          <text:p text:style-name="P89"><text:span text:style-name="T6">Public:</text:span> <text:span text:style-name="T5">Visible en todos los sitios.</text:span></text:p>
        </text:list-item>
      </text:list>
      <text:p text:style-name="P10"/>
      <text:p text:style-name="P18">Herencia:<text:span text:style-name="T10"> Permite definir una clase basandose en el comportamiento de otra clase. </text:span><text:span text:style-name="T11">Una clase que hereda se llama clase derivada, hereda lo que la clase padre le haya permitido. </text:span><text:span text:style-name="T12">Permite usar polimorfismo (aprende a escribirlo/decirlo!!!).</text:span></text:p>
      <text:p text:style-name="P15"/>
      <text:p text:style-name="P19"><draw:custom-shape text:anchor-type="paragraph" draw:z-index="0" draw:name="Forma1" draw:style-name="gr1" svg:width="3.652cm" svg:height="0.847cm" svg:x="5.14cm" svg:y="1.272cm"><text:p><text:s text:c="7"/>Clase Padre</text:p><draw:enhanced-geometry svg:viewBox="0 0 21600 21600" draw:type="rectangle" draw:enhanced-path="M 0 0 L 21600 0 21600 21600 0 21600 0 0 Z N"/></draw:custom-shape><draw:custom-shape text:anchor-type="paragraph" draw:z-index="1" draw:name="Forma1" draw:style-name="gr1" svg:width="3.652cm" svg:height="0.847cm" svg:x="5.193cm" svg:y="3.891cm"><text:p><text:s text:c="7"/>Clase Derivada</text:p><draw:enhanced-geometry svg:viewBox="0 0 21600 21600" draw:type="rectangle" draw:enhanced-path="M 0 0 L 21600 0 21600 21600 0 21600 0 0 Z N"/></draw:custom-shape><draw:line text:anchor-type="paragraph" draw:z-index="2" draw:name="Forma2" draw:style-name="gr2" draw:text-style-name="P101" svg:x1="7.071cm" svg:y1="3.891cm" svg:x2="7.097cm" svg:y2="2.118cm"><text:p/></draw:line><text:span text:style-name="T10">Se crea la herencia así </text:span><text:span text:style-name="T11">C</text:span><text:span text:style-name="T10">laseDerivada : ClasePadre (solo puede ser de 1 clase, pero puede tener varias interfaces).</text:span></text:p>
      <text:p text:style-name="P12"/>
      <text:p text:style-name="P12"/>
      <text:p text:style-name="P12"/>
      <text:p text:style-name="P12"/>
      <text:p text:style-name="P12"/>
      <text:p text:style-name="P12"/>
      <text:p text:style-name="P12"/>
      <text:p text:style-name="P12"/>
      <text:p text:style-name="P25"><text:s text:c="4"/></text:p>
      <text:p text:style-name="P25"/>
      <text:p text:style-name="P25"/>
      <text:p text:style-name="P25"/>
      <text:p text:style-name="P25"/>
      <text:p text:style-name="P25"/>
      <text:p text:style-name="P25"/>
      <text:p text:style-name="P11"><text:soft-page-break/><text:span text:style-name="T54">class</text:span><text:span text:style-name="T22"> </text:span><text:span text:style-name="T58">Program</text:span></text:p>
      <text:p text:style-name="P23"><text:s text:c="4"/>{</text:p>
      <text:p text:style-name="Standard"><text:span text:style-name="T22"><text:s text:c="8"/></text:span><text:span text:style-name="T54">static</text:span><text:span text:style-name="T22"> </text:span><text:span text:style-name="T54">void</text:span><text:span text:style-name="T22"> Main(</text:span><text:span text:style-name="T54">string</text:span><text:span text:style-name="T22">[] args)</text:span></text:p>
      <text:p text:style-name="P23"><text:s text:c="8"/>{</text:p>
      <text:p text:style-name="Standard"><text:span text:style-name="T22"><text:s text:c="12"/></text:span><text:span text:style-name="T58">ClaseBase</text:span><text:span text:style-name="T22"> cBase = </text:span><text:span text:style-name="T54">new</text:span><text:span text:style-name="T22"> </text:span><text:span text:style-name="T58">ClaseBase</text:span><text:span text:style-name="T22">();</text:span></text:p>
      <text:p text:style-name="Standard"><text:span text:style-name="T22"><text:s text:c="12"/></text:span><text:span text:style-name="T58">ClaseDerivada</text:span><text:span text:style-name="T22"> cDerivada = </text:span><text:span text:style-name="T54">new</text:span><text:span text:style-name="T22"> </text:span><text:span text:style-name="T58">ClaseDerivada</text:span><text:span text:style-name="T22">();</text:span></text:p>
      <text:p text:style-name="P78"><text:span text:style-name="T22"><text:s text:c="12"/></text:span><text:span text:style-name="T59">Console</text:span><text:span text:style-name="T25">.WriteLine(cDerivada.Saluda());</text:span><text:span text:style-name="T51">//</text:span><text:span text:style-name="T52">El saluda() heredado.</text:span></text:p>
      <text:p text:style-name="P23"><text:s text:c="8"/>}</text:p>
      <text:p text:style-name="P25"><text:s text:c="4"/>}</text:p>
      <text:p text:style-name="P79">//Esta clase tiene como base Object.</text:p>
      <text:p text:style-name="Standard"><text:span text:style-name="T22"><text:s text:c="4"/></text:span><text:span text:style-name="T54">class</text:span><text:span text:style-name="T22"> </text:span><text:span text:style-name="T58">ClaseBase</text:span></text:p>
      <text:p text:style-name="P23"><text:s text:c="4"/>{</text:p>
      <text:p text:style-name="Standard"><text:span text:style-name="T22"><text:s text:c="8"/></text:span><text:span text:style-name="T54">public</text:span><text:span text:style-name="T22"> </text:span><text:span text:style-name="T54">string</text:span><text:span text:style-name="T22"> Saluda(){</text:span><text:span text:style-name="T54">return</text:span><text:span text:style-name="T22"> </text:span><text:span text:style-name="T61">"Hola primoh, soy la claseBase..."</text:span><text:span text:style-name="T22">;}</text:span></text:p>
      <text:p text:style-name="P23"><text:s text:c="4"/>}</text:p>
      <text:p text:style-name="P23"/>
      <text:p text:style-name="Standard"><text:span text:style-name="T22"><text:s text:c="4"/></text:span><text:span text:style-name="T50">//Esta clase hereda de ClaseBase y tiene por tanto el método Saluda().</text:span></text:p>
      <text:p text:style-name="Standard"><text:span text:style-name="T22"><text:s text:c="4"/></text:span><text:span text:style-name="T54">class</text:span><text:span text:style-name="T22"> </text:span><text:span text:style-name="T58">ClaseDerivada</text:span><text:span text:style-name="T22"> : </text:span><text:span text:style-name="T58">ClaseBase</text:span></text:p>
      <text:p text:style-name="P23"><text:s text:c="4"/>{</text:p>
      <text:p text:style-name="P26"><text:s text:c="4"/>}</text:p>
      <text:p text:style-name="P12"/>
      <text:p text:style-name="P20"><text:span text:style-name="T9">Clases selladas (Sealed): </text:span><text:span text:style-name="T10">Son creadas con el fin de usar objetos de ella, es decir impidiendo la herencia hacia otras clases.</text:span></text:p>
      <text:p text:style-name="P16"/>
      <text:p text:style-name="P21"><text:span text:style-name="T9">Clases abstractas (abstract): </text:span><text:span text:style-name="T10">Son creadas con el fin de que se herede de ella pero no podemos crear objetos de la misma (lo contrario a sealed). </text:span><text:span text:style-name="T13">Una clase abstracta puede tener métodos abstractos y métodos no abstractos pero para que tenga al menos un abstracto la clase tiene que ser SI O SI abstracta. </text:span><text:span text:style-name="T14">En las clases de eset tipo solo se necesita la firma del mismo. </text:span><text:span text:style-name="T15">Si el método a implementar no es abstracto se declara de la manera public new ... ( ). </text:span><text:span text:style-name="T20">Al ponerlo como new se oculta el otro método (el de la clase padre) y se usa este.</text:span></text:p>
      <text:p text:style-name="P17"/>
      <text:p text:style-name="P22"><text:span text:style-name="T15">L</text:span><text:span text:style-name="T10">as clases abstractas se usan como raid para otras clases.</text:span></text:p>
      <text:p text:style-name="P13"><text:span text:style-name="T22"><text:s text:c="4"/></text:span><text:span text:style-name="T54">class</text:span><text:span text:style-name="T22"> </text:span><text:span text:style-name="T58">Program</text:span></text:p>
      <text:p text:style-name="P23"><text:s text:c="4"/>{</text:p>
      <text:p text:style-name="Standard"><text:span text:style-name="T22"><text:s text:c="8"/></text:span><text:span text:style-name="T54">static</text:span><text:span text:style-name="T22"> </text:span><text:span text:style-name="T54">void</text:span><text:span text:style-name="T22"> Main(</text:span><text:span text:style-name="T54">string</text:span><text:span text:style-name="T22">[] args)</text:span></text:p>
      <text:p text:style-name="P23"><text:s text:c="8"/>{</text:p>
      <text:p text:style-name="Standard"><text:span text:style-name="T22"><text:s text:c="12"/></text:span><text:span text:style-name="T58">ClaseDerivada</text:span><text:span text:style-name="T22"> cd = </text:span><text:span text:style-name="T54">new</text:span><text:span text:style-name="T22"> </text:span><text:span text:style-name="T58">ClaseDerivada</text:span><text:span text:style-name="T22">();</text:span></text:p>
      <text:p text:style-name="Standard"><text:span text:style-name="T22"><text:s text:c="12"/></text:span><text:span text:style-name="T58">Console</text:span><text:span text:style-name="T22">.WriteLine(cd.Saluda());</text:span></text:p>
      <text:p text:style-name="P23"><text:s text:c="8"/>}</text:p>
      <text:p text:style-name="P23"><text:s text:c="4"/>}</text:p>
      <text:p text:style-name="P23"/>
      <text:p text:style-name="Standard"><text:span text:style-name="T22"><text:s text:c="4"/></text:span><text:span text:style-name="T50">//Esta clase tiene como base Object.</text:span></text:p>
      <text:p text:style-name="Standard"><text:span text:style-name="T22"><text:s text:c="4"/></text:span><text:span text:style-name="T54">abstract</text:span><text:span text:style-name="T22"> </text:span><text:span text:style-name="T54">class</text:span><text:span text:style-name="T22"> </text:span><text:span text:style-name="T58">ClaseBase</text:span></text:p>
      <text:p text:style-name="P23"><text:s text:c="4"/>{</text:p>
      <text:p text:style-name="Standard"><text:span text:style-name="T22"><text:s text:c="8"/></text:span><text:span text:style-name="T54">public</text:span><text:span text:style-name="T22"> </text:span><text:span text:style-name="T54">string</text:span><text:span text:style-name="T22"> Saluda(){</text:span><text:span text:style-name="T54">return</text:span><text:span text:style-name="T22"> </text:span><text:span text:style-name="T61">"Hola primoh, soy la claseBase..."</text:span><text:span text:style-name="T22">;}</text:span></text:p>
      <text:p text:style-name="Standard"><text:span text:style-name="T22"><text:s text:c="8"/></text:span><text:span text:style-name="T54">public</text:span><text:span text:style-name="T22"> </text:span><text:span text:style-name="T54">abstract</text:span><text:span text:style-name="T22"> </text:span><text:span text:style-name="T54">string</text:span><text:span text:style-name="T22"> SaludaAbs(</text:span><text:span text:style-name="T54">string</text:span><text:span text:style-name="T22"> s);</text:span></text:p>
      <text:p text:style-name="P23"><text:s text:c="4"/>}</text:p>
      <text:p text:style-name="P23"/>
      <text:p text:style-name="Standard"><text:span text:style-name="T22"><text:s text:c="4"/></text:span><text:span text:style-name="T50">//Esta clase hereda de ClaseBase y tiene por tanto el método Saluda().</text:span></text:p>
      <text:p text:style-name="Standard"><text:span text:style-name="T22"><text:s text:c="4"/></text:span><text:span text:style-name="T54">class</text:span><text:span text:style-name="T22"> </text:span><text:span text:style-name="T58">ClaseDerivada</text:span><text:span text:style-name="T22"> : </text:span><text:span text:style-name="T58">ClaseBase</text:span></text:p>
      <text:p text:style-name="P23"><text:s text:c="4"/>{</text:p>
      <text:p text:style-name="Standard"><text:span text:style-name="T22"><text:s text:c="8"/></text:span><text:span text:style-name="T54">public</text:span><text:span text:style-name="T22"> </text:span><text:span text:style-name="T54">override</text:span><text:span text:style-name="T22"> </text:span><text:span text:style-name="T54">string</text:span><text:span text:style-name="T22"> SaludaAbs(</text:span><text:span text:style-name="T54">string</text:span><text:span text:style-name="T22"> s)</text:span></text:p>
      <text:p text:style-name="P23"><text:s text:c="8"/>{</text:p>
      <text:p text:style-name="Standard"><text:span text:style-name="T22"><text:s text:c="12"/></text:span><text:span text:style-name="T54">return</text:span><text:span text:style-name="T22"> </text:span><text:span text:style-name="T61">"Soy el método abstracto heredado."</text:span><text:span text:style-name="T22">;</text:span></text:p>
      <text:p text:style-name="P23"><text:s text:c="8"/>}</text:p>
      <text:p text:style-name="P27"><text:s text:c="4"/>}</text:p>
      <text:p text:style-name="P27"/>
      <text:p text:style-name="P14"><text:span text:style-name="T22">Ojo que se puede hacer esto: </text:span><text:span text:style-name="T58">ClaseBase</text:span><text:span text:style-name="T22"> estoEsRaro = </text:span><text:span text:style-name="T54">new</text:span><text:span text:style-name="T22"> </text:span><text:span text:style-name="T58">ClaseDerivada</text:span><text:span text:style-name="T22">(); Donde un tipo A crea un objeto de tipo B.</text:span></text:p>
      <text:p text:style-name="P28"/>
      <text:p text:style-name="P28"/>
      <text:p text:style-name="P28"/>
      <text:p text:style-name="P28"/>
      <text:p text:style-name="P28"><text:soft-page-break/></text:p>
      <text:p text:style-name="P74"><text:span text:style-name="T62">M</text:span>iembros de una clase:</text:p>
      <text:p text:style-name="P34">Constructores y destructores (y el perito o albañil [chistaco]).</text:p>
      <text:p text:style-name="P41"><text:span text:style-name="T10">Para crear un constructor se llama con <text:s/></text:span><text:span text:style-name="T55">new </text:span><text:span text:style-name="T10">solo se puede llamar una vez. Un constructor es un método especial de la clase que se llama igual que la clase, no devuelve nada y puede recibir o no parámetros.</text:span></text:p>
      <text:p text:style-name="P34"/>
      <text:p text:style-name="P34">Toda clase tiene un constructor aun no se le ponga, si no se le pone tiene uno vacio (sin parámetros).</text:p>
      <text:p text:style-name="P34"/>
      <text:p text:style-name="P42"><text:span text:style-name="T10">Los constructores no tienen por que ser públicos, puede haber un método public que los llame.Pueden ser de instancia </text:span><text:span text:style-name="T17">(para crear objetos)</text:span><text:span text:style-name="T10">,</text:span><text:span text:style-name="T16"> estáticos (no reciben parámetros y se ejecuta una sola vez) o compartidos (de la propia clase, se ejecuta una vez).</text:span></text:p>
      <text:p text:style-name="P34"/>
      <text:p text:style-name="P34"><text:span text:style-name="T54">class</text:span><text:span text:style-name="T63"> </text:span><text:span text:style-name="T58">Clase_C</text:span></text:p>
      <text:p text:style-name="P23"><text:s text:c="4"/>{</text:p>
      <text:p text:style-name="Standard"><text:span text:style-name="T22"><text:s text:c="8"/></text:span><text:span text:style-name="T50">//Constructor de clase, no se llama y es único por clase. No está en todas las <text:tab/> <text:s text:c="3"/><text:tab/>clases.</text:span></text:p>
      <text:p text:style-name="P23"/>
      <text:p text:style-name="Standard"><text:span text:style-name="T22"><text:s text:c="8"/></text:span><text:span text:style-name="T54">public</text:span><text:span text:style-name="T22"> </text:span><text:span text:style-name="T54">static</text:span><text:span text:style-name="T22"> Clase_C()</text:span></text:p>
      <text:p text:style-name="P23"><text:s text:c="8"/>{</text:p>
      <text:p text:style-name="Standard"><text:span text:style-name="T22"><text:s text:c="12"/></text:span><text:span text:style-name="T58">Console</text:span><text:span text:style-name="T22">.WriteLine(</text:span><text:span text:style-name="T61">"Clase_C: Constructor de CLASE (static)"</text:span><text:span text:style-name="T22">);</text:span></text:p>
      <text:p text:style-name="P23"><text:s text:c="8"/>}</text:p>
      <text:p text:style-name="P29"><text:s text:c="4"/>}</text:p>
      <text:p text:style-name="P36">Los constructores de clase van desde el objeto creado hasta el padre, lo cual es distinto de los de instancia, que van desde el padre hasta el hijo.</text:p>
      <text:p text:style-name="P34"/>
      <text:p text:style-name="P37">Nota: En el momento que pongo un constructor con párametros en una clase, y no ponemos el vacío, el vacío predeterminado desaparece.</text:p>
      <text:p text:style-name="P37"/>
      <text:p text:style-name="P34">Al igual que el contructor toda clase tiene tambien un destructor que libera los recursos que el objeto a usado al la hora de crearse, en c# no es tan necesario porque tenemos el recolector automático de basura el cual se trata de un demonio en segundo plano que busca los métodos que no tienen referencias.</text:p>
      <text:p text:style-name="P34"/>
      <text:p text:style-name="P38">Para definirlo sería <text:s/>~NombreClase (con virulilla), no puede recibir ningún parámetro y tampoco devuelve nada. Cuando acaba la vida de un objeto se ejecuta al destructor automáticamente pues no es necesario llamarlo.</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3"><text:span text:style-name="T10">Ejemplo de código: </text:span><text:span text:style-name="T18">C es la clase padre, B hereda de C y A hereda de B.</text:span></text:p>
      <text:p text:style-name="P35"><draw:custom-shape text:anchor-type="paragraph" draw:z-index="3" draw:name="Forma3" draw:style-name="gr3" draw:text-style-name="P101" svg:width="0.715cm" svg:height="0.795cm" svg:x="7.362cm" svg:y="0.552cm"><text:p text:style-name="P101">C</text:p><draw:enhanced-geometry svg:viewBox="0 0 21600 21600" draw:type="rectangle" draw:enhanced-path="M 0 0 L 21600 0 21600 21600 0 21600 0 0 Z N"/></draw:custom-shape><draw:custom-shape text:anchor-type="paragraph" draw:z-index="4" draw:name="Forma3" draw:style-name="gr3" draw:text-style-name="P101" svg:width="0.715cm" svg:height="0.795cm" svg:x="7.362cm" svg:y="2.775cm"><text:p text:style-name="P101">B</text:p><draw:enhanced-geometry svg:viewBox="0 0 21600 21600" draw:type="rectangle" draw:enhanced-path="M 0 0 L 21600 0 21600 21600 0 21600 0 0 Z N"/></draw:custom-shape><draw:line text:anchor-type="paragraph" draw:z-index="5" draw:name="Forma4" draw:style-name="gr2" draw:text-style-name="P101" svg:x1="7.706cm" svg:y1="2.775cm" svg:x2="7.706cm" svg:y2="1.346cm"><text:p/></draw:line><draw:line text:anchor-type="paragraph" draw:z-index="6" draw:name="Forma5" draw:style-name="gr2" draw:text-style-name="P101" svg:x1="7.775cm" svg:y1="5.064cm" svg:x2="7.775cm" svg:y2="3.568cm"><text:p/></draw:line><draw:custom-shape text:anchor-type="paragraph" draw:z-index="7" draw:name="Forma3" draw:style-name="gr3" draw:text-style-name="P101" svg:width="0.715cm" svg:height="0.795cm" svg:x="7.382cm" svg:y="5.064cm"><text:p text:style-name="P101">A</text:p><draw:enhanced-geometry svg:viewBox="0 0 21600 21600" draw:type="rectangle" draw:enhanced-path="M 0 0 L 21600 0 21600 21600 0 21600 0 0 Z N"/></draw:custom-shap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54">class</text:span><text:span text:style-name="T63"> </text:span><text:span text:style-name="T58">Clase_C</text:span></text:p>
      <text:p text:style-name="P23"><text:s text:c="4"/>{</text:p>
      <text:p text:style-name="Standard"><text:span text:style-name="T22"><text:s text:c="8"/></text:span><text:span text:style-name="T50">//Constructor de clase, no se llama y es único por clase. No está en todas las clases.</text:span></text:p>
      <text:p text:style-name="Standard"><text:span text:style-name="T22"><text:s text:c="8"/></text:span><text:span text:style-name="T50">//Es público por defecto por lo que no hace falta ponerlo como tal.</text:span></text:p>
      <text:p text:style-name="P23"/>
      <text:p text:style-name="Standard"><text:span text:style-name="T22"><text:s text:c="8"/></text:span><text:span text:style-name="T54">static</text:span><text:span text:style-name="T22"> Clase_C()</text:span></text:p>
      <text:p text:style-name="P23"><text:s text:c="8"/>{</text:p>
      <text:p text:style-name="Standard"><text:span text:style-name="T22"><text:s text:c="12"/></text:span><text:span text:style-name="T58">Console</text:span><text:span text:style-name="T22">.WriteLine(</text:span><text:span text:style-name="T61">"Clase_C: Constructor de CLASE (static)"</text:span><text:span text:style-name="T22">);</text:span></text:p>
      <text:p text:style-name="P23"><text:s text:c="8"/>}</text:p>
      <text:p text:style-name="P23"/>
      <text:p text:style-name="Standard"><text:span text:style-name="T22"><text:s text:c="8"/></text:span><text:span text:style-name="T50">//Constructor de instancia</text:span></text:p>
      <text:p text:style-name="Standard"><text:span text:style-name="T22"><text:s text:c="8"/></text:span><text:span text:style-name="T54">public</text:span><text:span text:style-name="T22"> Clase_C()</text:span></text:p>
      <text:p text:style-name="P23"><text:s text:c="8"/>{</text:p>
      <text:p text:style-name="Standard"><text:span text:style-name="T22"><text:s text:c="12"/></text:span><text:span text:style-name="T58">Console</text:span><text:span text:style-name="T22">.WriteLine(</text:span><text:span text:style-name="T61">"Clase_C: Constructor de INSTANCIA"</text:span><text:span text:style-name="T22">);</text:span></text:p>
      <text:p text:style-name="P23"><text:s text:c="8"/>}</text:p>
      <text:p text:style-name="P23"/>
      <text:p text:style-name="Standard"><text:span text:style-name="T22"><text:s text:c="8"/></text:span><text:span text:style-name="T50">//Destructor</text:span></text:p>
      <text:p text:style-name="P23"><text:s text:c="8"/>~Clase_C()</text:p>
      <text:p text:style-name="P23"><text:s text:c="8"/>{</text:p>
      <text:p text:style-name="Standard"><text:span text:style-name="T22"><text:s text:c="12"/></text:span><text:span text:style-name="T58">Console</text:span><text:span text:style-name="T22">.WriteLine(</text:span><text:span text:style-name="T61">"Clase_C: Destructor"</text:span><text:span text:style-name="T22">);</text:span></text:p>
      <text:p text:style-name="P23"><text:s text:c="8"/>}</text:p>
      <text:p text:style-name="P23"><text:s text:c="4"/>}</text:p>
      <text:p text:style-name="P23"/>
      <text:p text:style-name="Standard"><text:span text:style-name="T22"><text:s text:c="4"/></text:span><text:span text:style-name="T54">class</text:span><text:span text:style-name="T22"> </text:span><text:span text:style-name="T58">Clase_B</text:span><text:span text:style-name="T22"> : </text:span><text:span text:style-name="T58">Clase_C</text:span></text:p>
      <text:p text:style-name="P23"><text:s text:c="4"/>{</text:p>
      <text:p text:style-name="Standard"><text:span text:style-name="T22"><text:s text:c="8"/></text:span><text:span text:style-name="T50">//Constructor de clase</text:span></text:p>
      <text:p text:style-name="Standard"><text:span text:style-name="T22"><text:s text:c="8"/></text:span><text:span text:style-name="T54">static</text:span><text:span text:style-name="T22"> Clase_B()</text:span></text:p>
      <text:p text:style-name="P23"><text:s text:c="8"/>{</text:p>
      <text:p text:style-name="Standard"><text:span text:style-name="T22"><text:s text:c="12"/></text:span><text:span text:style-name="T58">Console</text:span><text:span text:style-name="T22">.WriteLine(</text:span><text:span text:style-name="T61">"Clase_B: Constructor de CLASE (static)"</text:span><text:span text:style-name="T22">);</text:span></text:p>
      <text:p text:style-name="P23"><text:s text:c="8"/>}</text:p>
      <text:p text:style-name="P23"/>
      <text:p text:style-name="Standard"><text:span text:style-name="T22"><text:s text:c="8"/></text:span><text:span text:style-name="T50">//Constructor de instancia</text:span></text:p>
      <text:p text:style-name="Standard"><text:span text:style-name="T22"><text:s text:c="8"/></text:span><text:span text:style-name="T54">public</text:span><text:span text:style-name="T22"> Clase_B()</text:span></text:p>
      <text:p text:style-name="P23"><text:s text:c="8"/>{</text:p>
      <text:p text:style-name="Standard"><text:span text:style-name="T22"><text:s text:c="12"/></text:span><text:span text:style-name="T58">Console</text:span><text:span text:style-name="T22">.WriteLine(</text:span><text:span text:style-name="T61">"Clase_B: Constructor de INSTANCIA"</text:span><text:span text:style-name="T22">);</text:span></text:p>
      <text:p text:style-name="P23"><text:s text:c="8"/>}</text:p>
      <text:p text:style-name="P23"/>
      <text:p text:style-name="Standard"><text:span text:style-name="T22"><text:s text:c="8"/></text:span><text:span text:style-name="T50">//Destructor</text:span></text:p>
      <text:p text:style-name="P23"><text:s text:c="8"/>~Clase_B()</text:p>
      <text:p text:style-name="P23"><text:s text:c="8"/>{</text:p>
      <text:p text:style-name="Standard"><text:span text:style-name="T22"><text:s text:c="12"/></text:span><text:span text:style-name="T58">Console</text:span><text:span text:style-name="T22">.WriteLine(</text:span><text:span text:style-name="T61">"Clase_B: Destructor"</text:span><text:span text:style-name="T22">);</text:span></text:p>
      <text:p text:style-name="P23"><text:s text:c="8"/>}</text:p>
      <text:p text:style-name="P23"><text:s text:c="4"/>}</text:p>
      <text:p text:style-name="P23"/>
      <text:p text:style-name="Standard"><text:span text:style-name="T22"><text:s text:c="4"/></text:span><text:span text:style-name="T54">class</text:span><text:span text:style-name="T22"> </text:span><text:span text:style-name="T58">Clase_A</text:span><text:span text:style-name="T22"> : </text:span><text:span text:style-name="T58">Clase_B</text:span></text:p>
      <text:p text:style-name="P23"><text:soft-page-break/><text:s text:c="4"/>{</text:p>
      <text:p text:style-name="Standard"><text:span text:style-name="T22"><text:s text:c="8"/></text:span><text:span text:style-name="T50">//Constructor de clase</text:span></text:p>
      <text:p text:style-name="Standard"><text:span text:style-name="T22"><text:s text:c="8"/></text:span><text:span text:style-name="T54">static</text:span><text:span text:style-name="T22"> Clase_A()</text:span></text:p>
      <text:p text:style-name="P23"><text:s text:c="8"/>{</text:p>
      <text:p text:style-name="Standard"><text:span text:style-name="T22"><text:s text:c="12"/></text:span><text:span text:style-name="T58">Console</text:span><text:span text:style-name="T22">.WriteLine(</text:span><text:span text:style-name="T61">"Clase_A: Constructor de CLASE (static)"</text:span><text:span text:style-name="T22">);</text:span></text:p>
      <text:p text:style-name="P23"><text:s text:c="8"/>}</text:p>
      <text:p text:style-name="P23"/>
      <text:p text:style-name="Standard"><text:span text:style-name="T22"><text:s text:c="8"/></text:span><text:span text:style-name="T50">//Constructor de instancia</text:span></text:p>
      <text:p text:style-name="Standard"><text:span text:style-name="T22"><text:s text:c="8"/></text:span><text:span text:style-name="T54">public</text:span><text:span text:style-name="T22"> Clase_A()</text:span></text:p>
      <text:p text:style-name="P23"><text:s text:c="8"/>{</text:p>
      <text:p text:style-name="Standard"><text:span text:style-name="T22"><text:s text:c="12"/></text:span><text:span text:style-name="T58">Console</text:span><text:span text:style-name="T22">.WriteLine(</text:span><text:span text:style-name="T61">"Clase_A: Constructor de INSTANCIA"</text:span><text:span text:style-name="T22">);</text:span></text:p>
      <text:p text:style-name="P23"><text:s text:c="8"/>}</text:p>
      <text:p text:style-name="P23"/>
      <text:p text:style-name="Standard"><text:span text:style-name="T22"><text:s text:c="8"/></text:span><text:span text:style-name="T50">//Destructor</text:span></text:p>
      <text:p text:style-name="P23"><text:s text:c="8"/>~Clase_A()</text:p>
      <text:p text:style-name="P23"><text:s text:c="8"/>{</text:p>
      <text:p text:style-name="Standard"><draw:frame draw:style-name="fr1" draw:name="Imagen1" text:anchor-type="paragraph" svg:x="10.46cm" svg:y="0.009cm" svg:width="6.66cm" svg:height="3.584cm" draw:z-index="8"><draw:image xlink:href="Pictures/1000000000000147000000B01EC7B087ACFE3877.png" xlink:type="simple" xlink:show="embed" xlink:actuate="onLoad" loext:mime-type="image/png"/></draw:frame><text:span text:style-name="T22"><text:s text:c="12"/></text:span><text:span text:style-name="T58">Console</text:span><text:span text:style-name="T22">.WriteLine(</text:span><text:span text:style-name="T61">"Clase_A: Destructor"</text:span><text:span text:style-name="T22">);</text:span></text:p>
      <text:p text:style-name="P23"><text:s text:c="8"/>}</text:p>
      <text:p text:style-name="P30"><text:s text:c="4"/>}</text:p>
      <text:p text:style-name="P30"/>
      <text:p text:style-name="P35"><text:span text:style-name="T54">class</text:span><text:span text:style-name="T63"> </text:span><text:span text:style-name="T58">Program</text:span></text:p>
      <text:p text:style-name="P23"><text:s text:c="4"/>{</text:p>
      <text:p text:style-name="Standard"><text:span text:style-name="T22"><text:s text:c="8"/></text:span><text:span text:style-name="T54">static</text:span><text:span text:style-name="T22"> </text:span><text:span text:style-name="T54">void</text:span><text:span text:style-name="T22"> Main(</text:span><text:span text:style-name="T54">string</text:span><text:span text:style-name="T22">[] args)</text:span></text:p>
      <text:p text:style-name="P23"><text:s text:c="8"/>{</text:p>
      <text:p text:style-name="Standard"><text:span text:style-name="T22"><text:s text:c="12"/></text:span><text:span text:style-name="T58">Clase_A</text:span><text:span text:style-name="T22"> a = </text:span><text:span text:style-name="T54">new</text:span><text:span text:style-name="T22"> </text:span><text:span text:style-name="T58">Clase_A</text:span><text:span text:style-name="T22">();</text:span></text:p>
      <text:p text:style-name="P23"><text:s text:c="8"/>}</text:p>
      <text:p text:style-name="P30"><text:s text:c="4"/>}</text:p>
      <text:p text:style-name="P30"/>
      <text:p text:style-name="P39">Pueden existir clases anidadas. Se puede poner la clase de dentro privada y la de más afuera pública.</text:p>
      <text:p text:style-name="P39"/>
      <text:p text:style-name="P44"><text:span text:style-name="T21">M</text:span><text:span text:style-name="T9">iembros de una clase: </text:span><text:span text:style-name="T19">Constructores de instancia de clase, destructores, campos, métodos, propiedades, eventos, indizadores, estructuras, constantes, otras clases, entre otros.</text:span></text:p>
      <text:p text:style-name="P40"/>
      <text:list xml:id="list2974379700" text:style-name="L3">
        <text:list-item>
          <text:p text:style-name="P90"><text:span text:style-name="T37">M</text:span><text:span text:style-name="T38">étodos: </text:span><text:span text:style-name="T28">Pueden estar sobrecargados (como ya sabemos, es el mismo método repetido con el mismo nombre pero recibe distinto tipos de datos. También puede o no ejecutar distinto código). </text:span><text:span text:style-name="T30">Para acceder a los métodos de la clase de la cual se hereda se hace con la palabra reservada base </text:span><text:span text:style-name="T31">o también cuando queremos llamar a un constructor de la clase base </text:span><text:span text:style-name="T32">(los vacios, que son por defecto, se usan solos. Pero en el caso de querer uno con parámetros habría que ponerlo explícitamente en la clase hija</text:span><text:span text:style-name="T31">.</text:span></text:p>
        </text:list-item>
        <text:list-item>
          <text:p text:style-name="P91"><text:span text:style-name="T38">P</text:span><text:span text:style-name="T36">ropiedades:</text:span><text:span text:style-name="T27"> Se usan para gestionar campos. </text:span><text:span text:style-name="T29">Ejecutan código mediante el cual se puede incluso controlar lo que se va a poner como dato. </text:span><text:span text:style-name="T33">Pueden ser de lectura solo (Get) o solo de escritura (Set) e incluso ambos. </text:span><text:span text:style-name="T34">A partir de la versión 3.0 aparecen las autopropiedades pero no es muy recomendable pues hacen la clase vulnerable.</text:span><text:span text:style-name="T35">( </text:span><text:span text:style-name="T56">public</text:span><text:span text:style-name="T22"> </text:span><text:span text:style-name="T54">string</text:span><text:span text:style-name="T22"> </text:span><text:span text:style-name="T23">Autopropiedad</text:span><text:span text:style-name="T22"> { </text:span><text:span text:style-name="T54">get</text:span><text:span text:style-name="T22">; </text:span><text:span text:style-name="T54">set</text:span><text:span text:style-name="T22">; }</text:span><text:span text:style-name="T24">).</text:span></text:p>
        </text:list-item>
      </text:list>
      <text:p text:style-name="P24"/>
      <text:p text:style-name="P24"/>
      <text:p text:style-name="P83"><text:span text:style-name="T40">D</text:span><text:span text:style-name="T39">elegados, </text:span><text:span text:style-name="T41">eventos y expresiones lambda</text:span></text:p>
      <text:p text:style-name="P80"><text:span text:style-name="T40">Un </text:span><text:span text:style-name="T39">delegado es un tipo de dato que hace referencia a una firma de un método (el método tiene que tener la misma firma que el método creado) una vez hecho esto podemos llamar al método a través del delegado, </text:span><text:span text:style-name="T44">apare</text:span><text:span text:style-name="T45">c</text:span><text:span text:style-name="T44">en a partir de la version 2.0 y pueden ser conocidos tambien como llamada a </text:span><text:span text:style-name="T47">métodos anónimos </text:span><text:span text:style-name="T49">aunque no es en la versión 3.0 cuando aparecen las expresiones lambda la cual es otra forma de enlazar a métodos de otros tipos</text:span><text:span text:style-name="T39">. </text:span><text:span text:style-name="T42">En lenguajes como C++ se llama un puntero a una función.</text:span></text:p>
      <text:p text:style-name="P45"/>
      <text:p text:style-name="P81"><text:span text:style-name="T42">S</text:span><text:span text:style-name="T39">irven mucho para los eventos y son útiles para métodos que recibe como parámetro otro método </text:span><text:span text:style-name="T43">(método como argumento de otro método)</text:span><text:span text:style-name="T39">. </text:span><text:span text:style-name="T43">Los controladores de eventos son métodos que se invocan a traves de sus delegados (nada de piedra de invocación de wow ni nada meh).</text:span></text:p>
      <text:p text:style-name="P46"><text:soft-page-break/></text:p>
      <text:p text:style-name="P82"><text:span text:style-name="T39">La sintaxis de un delegado es la siguiente: [ámbito] </text:span><text:span text:style-name="T46">delegate tipoDevuelto nombre( </text:span><text:span text:style-name="T48">[lista parámetros] </text:span><text:span text:style-name="T46">)</text:span><text:span text:style-name="T48">, los delegados son clases que derivan de Delegate que esté en system (es decir System.Delegate).</text:span></text:p>
      <text:p text:style-name="P47"/>
      <text:p text:style-name="P48">Tienen ciertas características:</text:p>
      <text:list xml:id="list2070081805" text:style-name="L4">
        <text:list-item>
          <text:p text:style-name="P92">Son una referencia a una firma de método por ende son seguros.</text:p>
        </text:list-item>
        <text:list-item>
          <text:p text:style-name="P93">Permiten pasar como parámetro un método.</text:p>
        </text:list-item>
        <text:list-item>
          <text:p text:style-name="P93">Pueden encadenarse entre sí las llamadas. </text:p>
        </text:list-item>
      </text:list>
      <text:p text:style-name="P49"/>
      <text:p text:style-name="P50">Un delegado puede llamar a más de un método,a esto se le conoce como multidifusión . Para agregar métodos usaremos +=.</text:p>
      <text:p text:style-name="P50"/>
      <text:p text:style-name="P70">EVENTOS</text:p>
      <text:p text:style-name="P51">Siempre es necesario un delegado para controlar un evento. Por ejemplo "EventHandler".</text:p>
      <text:p text:style-name="P51"/>
      <text:p text:style-name="P71">Expresiones Lamda</text:p>
      <text:p text:style-name="P52">Una expresión lamda es una función <text:span text:style-name="T6">anónima </text:span>que no tiene identificador. Puede contener expresiones e instrucciones y se pueden usar para crear delegados o árboles de expresión.</text:p>
      <text:p text:style-name="P52"/>
      <text:p text:style-name="P53">Las expresiones Lamda <text:s/><text:span text:style-name="T66">se introdujeron en la V. 3.0 del framework.</text:span></text:p>
      <text:p text:style-name="P53"/>
      <text:p text:style-name="P54">Las expresiones Lamda utilizan el operador =&gt; que se lee como "va a".</text:p>
      <text:p text:style-name="P54"/>
      <text:p text:style-name="P54"><draw:line text:anchor-type="paragraph" draw:z-index="9" draw:name="Forma6" draw:style-name="gr2" draw:text-style-name="P101" svg:x1="3.448cm" svg:y1="1.935cm" svg:x2="3.882cm" svg:y2="0.492cm"><text:p/></draw:line><draw:line text:anchor-type="paragraph" draw:z-index="10" draw:name="Forma7" draw:style-name="gr4" draw:text-style-name="P101" svg:x1="5.59cm" svg:y1="0.563cm" svg:x2="8.837cm" svg:y2="0.563cm"><text:p/></draw:line><draw:line text:anchor-type="paragraph" draw:z-index="11" draw:name="Forma8" draw:style-name="gr4" draw:text-style-name="P101" svg:x1="7.417cm" svg:y1="0.563cm" svg:x2="8.789cm" svg:y2="1.863cm"><text:p/></draw:line><draw:frame text:anchor-type="paragraph" draw:z-index="12" draw:name="Forma9" draw:style-name="gr5" draw:text-style-name="P102" svg:width="4.786cm" svg:height="1.493cm" svg:x="8.982cm" svg:y="1.646cm"><draw:text-box><text:p>Aquí tenemos las operaciones de la función.</text:p></draw:text-box></draw:frame><draw:frame text:anchor-type="paragraph" draw:z-index="13" draw:name="Forma10" draw:style-name="gr5" draw:text-style-name="P102" svg:width="4.186cm" svg:height="1.493cm" svg:x="2.295cm" svg:y="2.03cm"><draw:text-box><text:p>Equivale a los parámetros de una función.</text:p></draw:text-box></draw:frame><text:tab/><text:tab/>Ej: <text:tab/>X <text:s text:c="3"/>=&gt; <text:s text:c="6"/>X <text:s text:c="7"/>* <text:s text:c="8"/>X</text:p>
      <text:p text:style-name="P54"/>
      <text:p text:style-name="P54"/>
      <text:p text:style-name="P54"/>
      <text:p text:style-name="P54"/>
      <text:p text:style-name="P54"/>
      <text:p text:style-name="P54"/>
      <text:p text:style-name="P54"/>
      <text:p text:style-name="P54"/>
      <text:p text:style-name="P54"/>
      <text:p text:style-name="P55">El parámetro no necesita decirle que tipo es, el sistema lo analizará y sacará uno "apropiado" (A veces se le va eh).</text:p>
      <text:p text:style-name="P55"/>
      <text:p text:style-name="P55">Cuando una Lamda no necesite parámetros pondremos los parentesis sin nada dentro: ( ) =&gt; <text:s/>7 * 3;</text:p>
      <text:p text:style-name="P55"/>
      <text:p text:style-name="P55">También usaremos los paréntesis cuando usemos varios parámetros: (X,Y) =&gt; X * Y;</text:p>
      <text:p text:style-name="P55"/>
      <text:p text:style-name="P56">Estas expresiones <text:span text:style-name="T67">se usan como parámetros de funciones, como los delegados. También puede ser devuelta por una función. Por último, se pueden usar para LINQ, un sistema que permite manejar colecciones como bases de datos. (Consultas LINQ). Evidentemente también valen para asignarlas a un delegado.</text:span></text:p>
      <text:p text:style-name="P56"/>
      <text:p text:style-name="P56"><draw:frame text:anchor-type="paragraph" draw:z-index="14" draw:name="Forma11" draw:style-name="gr6" draw:text-style-name="P102" svg:width="6.183cm" svg:height="4.257cm" svg:x="9.726cm" svg:y="0.009cm"><draw:text-box><text:p>{</text:p><text:p><text:tab/>expresiones e</text:p><text:p><text:tab/>instrucciones</text:p><text:p><text:tab/>……</text:p><text:p>};</text:p></draw:text-box></draw:frame><text:tab/><text:span text:style-name="T68">Ej grande de Lamda:<text:tab/><text:tab/>(Parámetros) <text:s/>=&gt; </text:span></text:p>
      <text:p text:style-name="P56"/>
      <text:p text:style-name="P56"/>
      <text:p text:style-name="P56"/>
      <text:p text:style-name="P56"/>
      <text:p text:style-name="P56"/>
      <text:p text:style-name="P57"><text:soft-page-break/>También se usan para realizar consultas, filtrados de colecciones, etc a clases, pues las clases <text:span text:style-name="T69">pueden</text:span> recib<text:span text:style-name="T69">ir</text:span> <text:span text:style-name="T69">una función anónima (fun&lt;tipoRecibe,[másTiposRecibidos],tipoDevuelto&gt; o lamda con el criterio de ordenación de los objetos.</text:span></text:p>
      <text:p text:style-name="P57"/>
      <text:p text:style-name="P58">MIRAR LINKQ (ordena con expresiones lambda).</text:p>
      <text:p text:style-name="P58"/>
      <text:p text:style-name="P59">Captura de variables externas con expresiones Lamda: <text:span text:style-name="T70">En una expresión lambda pueden aparecer variables que estan ya declaradas en el método.</text:span></text:p>
      <text:p text:style-name="P58"/>
      <text:p text:style-name="P75">Operadores:</text:p>
      <text:p text:style-name="P69">Para añadir más funcionamiento a una clase <text:span text:style-name="T71">se les pueden dotar de una sobrecarga de operadores, se pueden añadir a clases o estructuras.</text:span></text:p>
      <text:p text:style-name="P60"/>
      <text:p text:style-name="P61">Un método que se llama <text:span text:style-name="T72">operator simboloOperador </text:span><text:span text:style-name="T73">(nombreClase, tipoQueUsaElOperador)</text:span> y debe de cumplir que sea obligatoriamente public, static y devolver obligatoriamente un valor que no sea void.</text:p>
      <text:p text:style-name="P61"/>
      <text:p text:style-name="P62">Lista de operadores que se pueden sobrecargar +, -, ! , <text:span text:style-name="T77">~, ++, --, true, false, los de comparación == , &lt;= , &gt;= , != (que si se pone uno se deberían sobrecargar los 4), etc.</text:span></text:p>
      <text:p text:style-name="P62"/>
      <text:p text:style-name="P63">Lista de operadores NO sobrecargables: Todos los operadores de asignación con sintaxis reducida (+=, etc), <text:span text:style-name="T78">[ ], ( ), &amp;&amp;, || , new, typeof, etc.</text:span></text:p>
      <text:p text:style-name="P31"/>
      <text:p text:style-name="P63"><text:span text:style-name="T63"><text:s text:c="8"/></text:span><text:span text:style-name="T50">//Definición del operador "+" para añadir anotaciones</text:span></text:p>
      <text:p text:style-name="Standard"><text:span text:style-name="T22"><text:s text:c="8"/></text:span><text:span text:style-name="T54">public</text:span><text:span text:style-name="T22"> </text:span><text:span text:style-name="T54">static</text:span><text:span text:style-name="T22"> </text:span><text:span text:style-name="T54">bool</text:span><text:span text:style-name="T22"> </text:span><text:span text:style-name="T54">operator</text:span><text:span text:style-name="T22"> +(</text:span><text:span text:style-name="T58">Agenda</text:span><text:span text:style-name="T22"> unaAgenda, </text:span><text:span text:style-name="T54">string</text:span><text:span text:style-name="T22"> anotacion)</text:span></text:p>
      <text:p text:style-name="P23"><text:s text:c="8"/>{</text:p>
      <text:p text:style-name="Standard"><text:span text:style-name="T22"><text:s text:c="12"/></text:span><text:span text:style-name="T54">if</text:span><text:span text:style-name="T22">(unaAgenda.totalEntradas == NUMMAXENTRADAS)</text:span></text:p>
      <text:p text:style-name="Standard"><text:span text:style-name="T22"><text:s text:c="16"/></text:span><text:span text:style-name="T54">return</text:span><text:span text:style-name="T22"> </text:span><text:span text:style-name="T54">false</text:span><text:span text:style-name="T22">;</text:span></text:p>
      <text:p text:style-name="P23"><text:s text:c="12"/>unaAgenda.anotaciones[unaAgenda.totalEntradas++] = anotacion;</text:p>
      <text:p text:style-name="Standard"><text:span text:style-name="T22"><text:s text:c="12"/></text:span><text:span text:style-name="T54">return</text:span><text:span text:style-name="T22"> </text:span><text:span text:style-name="T54">true</text:span><text:span text:style-name="T22">;</text:span></text:p>
      <text:p text:style-name="P31"><text:s text:c="8"/>}</text:p>
      <text:p text:style-name="P63"/>
      <text:p text:style-name="P76">Indizadores:</text:p>
      <text:p text:style-name="P64">Sirven para acceder al contenido de una clase que tiene una colección, usando nombreClase[indice], <text:span text:style-name="T79">para así acceder a los datos.</text:span></text:p>
      <text:p text:style-name="P64"/>
      <text:p text:style-name="P66">Es una propiedad que se llama <text:span text:style-name="T76">this</text:span><text:span text:style-name="T74"> </text:span><text:span text:style-name="T80">que podemos incluir en nuestras clases para conseguir que desde el punto de vista del programador se pueda manipular de forma similar a un array. </text:span><text:span text:style-name="T81">El índice no tiene que ser obligatoriamente un int o un string, pueden ser otros tipos como byte por ejemplo.</text:span></text:p>
      <text:p text:style-name="P72"/>
      <text:p text:style-name="P67"><text:span text:style-name="T81">A</text:span><text:span text:style-name="T80">mbitoAlQueEsVisible Tipo </text:span><text:span text:style-name="T84">this</text:span><text:span text:style-name="T80"> [tipoIndice </text:span><text:span text:style-name="T82">nombreIndice</text:span><text:span text:style-name="T80">]</text:span></text:p>
      <text:p text:style-name="P73">{</text:p>
      <text:p text:style-name="P73"><text:tab/>get;</text:p>
      <text:p text:style-name="P73"><text:tab/>set;</text:p>
      <text:p text:style-name="P73">}</text:p>
      <text:p text:style-name="P73"/>
      <text:p text:style-name="P67"><text:span text:style-name="T64"><text:s text:c="8"/></text:span><text:span text:style-name="T54">public</text:span><text:span text:style-name="T63"> </text:span><text:span text:style-name="T58">Persona</text:span><text:span text:style-name="T63"> </text:span><text:span text:style-name="T54">this</text:span><text:span text:style-name="T63">[</text:span><text:span text:style-name="T54">int</text:span><text:span text:style-name="T63"> indice]</text:span></text:p>
      <text:p text:style-name="P23"><text:s text:c="8"/>{</text:p>
      <text:p text:style-name="Standard"><text:span text:style-name="T22"><text:s text:c="12"/></text:span><text:span text:style-name="T54">get</text:span><text:span text:style-name="T22"> { </text:span><text:span text:style-name="T54">return</text:span><text:span text:style-name="T22"> _personas[indice]; }</text:span></text:p>
      <text:p text:style-name="Standard"><text:span text:style-name="T22"><text:s text:c="12"/></text:span><text:span text:style-name="T54">set</text:span><text:span text:style-name="T22"> { _personas[indice] = </text:span><text:span text:style-name="T54">value</text:span><text:span text:style-name="T22">; }</text:span></text:p>
      <text:p text:style-name="P32"><text:s text:c="8"/>}</text:p>
      <text:p text:style-name="P33"/>
      <text:p text:style-name="P33"/>
      <text:p text:style-name="P33"/>
      <text:p text:style-name="P33"/>
      <text:p text:style-name="P77"><text:soft-page-break/><text:span text:style-name="T85">clonación de objetos</text:span>:</text:p>
      <text:p text:style-name="P65">S<text:span text:style-name="T86">i el objeto es de tipo simple (string, int) no tendriamos problemas pero en objetos complejos sí pues al decir Objeto objeto1 = new Objeto( ); y luego Objeto objeto2 = objeto1 hará que apunten a la misma dirección de memoria por lo que no sería un clon.</text:span></text:p>
      <text:p text:style-name="P65"/>
      <text:p text:style-name="P68">Para clonar objetos complejos se tiene que sobrecargar Clone( ).</text:p>
      <text:p text:style-name="P68"/>
      <text:list xml:id="list791708242" text:style-name="L5">
        <text:list-item>
          <text:p text:style-name="P94">Copia simple o superficial: La copia de un objeto campo a campo o valor a valor. <text:span text:style-name="T87">Hay un método que permite realizar esto en el framework</text:span></text:p>
        </text:list-item>
      </text:list>
      <text:p text:style-name="P95"/>
      <text:p text:style-name="P95"><text:span text:style-name="T65"><text:s text:c="8"/></text:span><text:span text:style-name="T57">public</text:span><text:span text:style-name="T65"> </text:span><text:span text:style-name="T57">object</text:span><text:span text:style-name="T65"> Clone()</text:span></text:p>
      <text:p text:style-name="Standard"><text:span text:style-name="T26"><text:s text:c="8"/>{</text:span></text:p>
      <text:p text:style-name="Standard"><text:span text:style-name="T26"><text:s text:c="12"/></text:span><text:span text:style-name="T57">return</text:span><text:span text:style-name="T26"> </text:span><text:span text:style-name="T57">this</text:span><text:span text:style-name="T26">.MemberwiseClone();</text:span></text:p>
      <text:p text:style-name="P95"><text:span text:style-name="T65"><text:s text:c="8"/>}</text:span></text:p>
      <text:list xml:id="list115046634715995" text:continue-numbering="true" text:style-name="L5">
        <text:list-header>
          <text:p text:style-name="P94"/>
        </text:list-header>
        <text:list-item>
          <text:p text:style-name="P94">Copia profunda: <text:span text:style-name="T87">Cuando al menos uno de los miembros de los que queremos copiar es una referencia.</text:span></text:p>
        </text:list-item>
      </text:list>
      <text:p text:style-name="P95"><text:span text:style-name="T57">public</text:span><text:span text:style-name="T65"> </text:span><text:span text:style-name="T57">object</text:span><text:span text:style-name="T65"> Clone() </text:span></text:p>
      <text:p text:style-name="Standard"><text:span text:style-name="T26"><text:s text:c="8"/>{</text:span></text:p>
      <text:p text:style-name="Standard"><text:span text:style-name="T26"><text:s text:c="12"/></text:span><text:span text:style-name="T60">Rectangulo</text:span><text:span text:style-name="T26"> clonacion = </text:span><text:span text:style-name="T57">new</text:span><text:span text:style-name="T26"> </text:span><text:span text:style-name="T60">Rectangulo</text:span><text:span text:style-name="T26">();</text:span></text:p>
      <text:p text:style-name="Standard"><text:span text:style-name="T26"><text:s text:c="12"/>clonacion = (</text:span><text:span text:style-name="T60">Rectangulo</text:span><text:span text:style-name="T26">)</text:span><text:span text:style-name="T57">this</text:span><text:span text:style-name="T26">.MemberwiseClone(); </text:span><text:span text:style-name="T53">//Esto copia todo menos el array.</text:span></text:p>
      <text:p text:style-name="P100"/>
      <text:p text:style-name="Standard"><text:span text:style-name="T26"><text:s text:c="12"/></text:span><text:span text:style-name="T53">//Recorremos el array para devolver en "Clonacion" un array totalmente distinto de el primero.</text:span></text:p>
      <text:p text:style-name="Standard"><text:span text:style-name="T26"><text:s text:c="12"/></text:span><text:span text:style-name="T57">for</text:span><text:span text:style-name="T26">(</text:span><text:span text:style-name="T57">int</text:span><text:span text:style-name="T26"> i = 0; i &lt; puntos.Length; i++)</text:span></text:p>
      <text:p text:style-name="Standard"><text:span text:style-name="T26"><text:s text:c="16"/>clonacion.puntos[i] = </text:span><text:span text:style-name="T57">this</text:span><text:span text:style-name="T26">.puntos[i];</text:span></text:p>
      <text:p text:style-name="P100"/>
      <text:p text:style-name="Standard"><text:span text:style-name="T26"><text:s text:c="12"/></text:span><text:span text:style-name="T57">return</text:span><text:span text:style-name="T26"> clonacion;</text:span></text:p>
      <text:p text:style-name="P95"><text:span text:style-name="T65"><text:s text:c="8"/>}</text:span></text:p>
      <text:p text:style-name="P95"><text:span text:style-name="T65"/></text:p>
      <text:p text:style-name="P96">El framework tiene un método que permite realizar la clonación simple, pero no la profunda, dicho método es <text:span text:style-name="T6">MemberWiseClone( )</text:span>. Los tipos por referencia no valen si se copia su referencia pues al modificar un objeto se modifica su copia también.</text:p>
      <text:p text:style-name="P96"/>
      <text:p text:style-name="P97">Para la clonación profunda habrá que crear modificar el método <text:span text:style-name="T6">Clone( )</text:span> añadiendo el código que creamos necesario e implementando la interfaz <text:span text:style-name="T6">I</text:span><text:span text:style-name="T7">C</text:span><text:span text:style-name="T6">loneable</text:span>. <text:span text:style-name="T88">Para la clonación profunda haremos una superficial y, a continuación, copiamos el resto.</text:span></text:p>
      <text:p text:style-name="P97"/>
      <text:p text:style-name="P97"/>
      <text:p text:style-name="P99">Incluir foreach en nuestras clases</text:p>
      <text:p text:style-name="P99"/>
      <text:p text:style-name="P98">Para dotar a nuestra clase de un foreach debemos implementar dos interfaces las cuales son I<text:span text:style-name="T89">E</text:span>numerator y I<text:span text:style-name="T90">E</text:span>numerable, <text:span text:style-name="T90">esto nos obliga a los siguientes miembros dada </text:span><text:span text:style-name="T8">IEnumerator</text:span><text:span text:style-name="T90"> implementamos:</text:span><text:span text:style-name="T75"> Public objet Current</text:span><text:span text:style-name="T90"> (esta es propiedad de solo lectura, solo tiene get), </text:span><text:span text:style-name="T75">Public bool MoveNext( )</text:span><text:span text:style-name="T90">, </text:span><text:span text:style-name="T75">Public void Reset( )</text:span><text:span text:style-name="T90"> y la interface </text:span><text:span text:style-name="T8">IEnumerable</text:span><text:span text:style-name="T90"> implementa </text:span><text:span text:style-name="T75">Public IEnumerator GetEnumerator( )</text:span><text:span text:style-name="T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1M12S</meta:editing-duration>
    <meta:editing-cycles>25</meta:editing-cycles>
    <meta:generator>LibreOffice/5.4.1.2$Windows_x86 LibreOffice_project/ea7cb86e6eeb2bf3a5af73a8f7777ac570321527</meta:generator>
    <dc:date>2018-02-05T09:12:45.660000000</dc:date>
    <meta:document-statistic meta:table-count="0" meta:image-count="1" meta:object-count="0" meta:page-count="8" meta:paragraph-count="222" meta:word-count="2233" meta:character-count="14732" meta:non-whitespace-character-count="11646"/>
    <meta:user-defined meta:name="Info 1"/>
    <meta:user-defined meta:name="Info 2"/>
    <meta:user-defined meta:name="Info 3"/>
    <meta:user-defined meta:name="Info 4"/>
  </office:meta>
</office:document-meta>
</file>